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0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4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39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ff0000" draw:textarea-horizontal-align="center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text-properties fo:font-size="43pt" style:font-size-asian="11pt" style:font-size-complex="11pt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text-properties fo:color="#ff0000" fo:font-size="43pt" fo:font-weight="bold" style:font-size-asian="11pt" style:font-weight-asian="bold" style:font-size-complex="11pt" style:font-weight-complex="bold"/>
    </style:style>
    <style:style style:name="P5" style:family="paragraph">
      <style:text-properties fo:font-size="43pt" style:font-size-asian="43pt" style:font-size-complex="43pt"/>
    </style:style>
    <style:style style:name="P6" style:family="paragraph">
      <style:paragraph-properties fo:text-align="center"/>
      <style:text-properties fo:font-size="43pt" style:font-size-asian="43pt" style:font-size-complex="43pt"/>
    </style:style>
    <style:style style:name="P7" style:family="paragraph">
      <style:text-properties fo:font-size="20pt"/>
    </style:style>
    <style:style style:name="T1" style:family="text">
      <style:text-properties fo:font-size="43pt"/>
    </style:style>
    <style:style style:name="T2" style:family="text">
      <style:text-properties fo:color="#ff0000" fo:font-size="43pt" fo:font-weight="bold" style:font-weight-asian="bold" style:font-weight-complex="bold"/>
    </style:style>
    <style:style style:name="T3" style:family="text">
      <style:text-properties fo:font-size="43pt" style:font-size-asian="43pt" style:font-size-complex="43pt"/>
    </style:style>
    <style:style style:name="T4" style:family="text">
      <style:text-properties fo:font-size="43pt" fo:font-weight="bold" style:font-size-asian="43pt" style:font-weight-asian="bold" style:font-size-complex="4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i-level" draw:style-name="dp1" draw:master-page-name="Default" presentation:presentation-page-layout-name="AL1T0">
        <draw:frame draw:style-name="gr1" draw:text-style-name="P1" xml:id="id2" draw:id="id2" draw:layer="layout" svg:width="7.499cm" svg:height="2.905cm" svg:x="31.27cm" svg:y="79.995cm">
          <draw:text-box>
            <text:p><text:span text:style-name="T1">core-api</text:span></text:p>
          </draw:text-box>
        </draw:frame>
        <draw:frame draw:style-name="gr2" draw:text-style-name="P1" xml:id="id1" draw:id="id1" draw:layer="layout" svg:width="9.897cm" svg:height="2.359cm" svg:x="26.77cm" svg:y="59.214cm">
          <draw:text-box>
            <text:p><text:span text:style-name="T1">core-utils</text:span></text:p>
          </draw:text-box>
        </draw:frame>
        <draw:frame draw:style-name="gr3" draw:text-style-name="P1" draw:layer="layout" svg:width="13.188cm" svg:height="2cm" svg:x="6.868cm" svg:y="6.488cm">
          <draw:text-box>
            <text:p><text:span text:style-name="T1">core-cocoon</text:span></text:p>
          </draw:text-box>
        </draw:frame>
        <draw:connector draw:style-name="gr4" draw:text-style-name="P2" draw:layer="layout" draw:type="line" svg:x1="31.718cm" svg:y1="61.573cm" svg:x2="35.019cm" svg:y2="79.995cm" draw:start-shape="id1" draw:start-glue-point="2" draw:end-shape="id2" draw:end-glue-point="0" svg:d="m31718 61573 3301 18422">
          <text:p/>
        </draw:connector>
        <draw:frame draw:style-name="gr5" draw:text-style-name="P1" xml:id="id15" draw:id="id15" draw:layer="layout" svg:width="10.987cm" svg:height="2.493cm" svg:x="8.27cm" svg:y="72.007cm">
          <draw:text-box>
            <text:p><text:span text:style-name="T1">core-cache</text:span></text:p>
          </draw:text-box>
        </draw:frame>
        <draw:frame draw:style-name="gr6" draw:text-style-name="P1" xml:id="id26" draw:id="id26" draw:layer="layout" svg:width="13.877cm" svg:height="2.54cm" svg:x="48.893cm" svg:y="76cm">
          <draw:text-box>
            <text:p><text:span text:style-name="T1">core-observation</text:span></text:p>
          </draw:text-box>
        </draw:frame>
        <draw:frame draw:style-name="gr7" draw:text-style-name="P1" xml:id="id3" draw:id="id3" draw:layer="layout" svg:width="14.999cm" svg:height="2.499cm" svg:x="68.77cm" svg:y="72.501cm">
          <draw:text-box>
            <text:p><text:span text:style-name="T1">core-repository-api</text:span></text:p>
          </draw:text-box>
        </draw:frame>
        <draw:frame draw:style-name="gr3" draw:text-style-name="P1" xml:id="id13" draw:id="id13" draw:layer="layout" svg:width="15.508cm" svg:height="2cm" svg:x="59.262cm" svg:y="63.5cm">
          <draw:text-box>
            <text:p><text:span text:style-name="T1">Core-publication-api</text:span></text:p>
          </draw:text-box>
        </draw:frame>
        <draw:frame draw:style-name="gr8" draw:text-style-name="P1" xml:id="id14" draw:id="id14" draw:layer="layout" svg:width="9.065cm" svg:height="3.088cm" svg:x="15.77cm" svg:y="46.412cm">
          <draw:text-box>
            <text:p><text:span text:style-name="T1">core-ac</text:span></text:p>
          </draw:text-box>
        </draw:frame>
        <draw:frame draw:style-name="gr7" draw:text-style-name="P1" xml:id="id6" draw:id="id6" draw:layer="layout" svg:width="13.999cm" svg:height="2.499cm" svg:x="78.27cm" svg:y="80cm">
          <draw:text-box>
            <text:p><text:span text:style-name="T1">core-metadata-api</text:span></text:p>
          </draw:text-box>
        </draw:frame>
        <draw:frame draw:style-name="gr7" draw:text-style-name="P1" xml:id="id5" draw:id="id5" draw:layer="layout" svg:width="14.999cm" svg:height="2.499cm" svg:x="97.27cm" svg:y="72.5cm">
          <draw:text-box>
            <text:p><text:span text:style-name="T1">core-document-api</text:span></text:p>
          </draw:text-box>
        </draw:frame>
        <draw:frame draw:style-name="gr9" draw:text-style-name="P1" xml:id="id11" draw:id="id11" draw:layer="layout" svg:width="15.999cm" svg:height="1.945cm" svg:x="36.27cm" svg:y="19.214cm">
          <draw:text-box>
            <text:p><text:span text:style-name="T1">core-sitemanagement</text:span></text:p>
          </draw:text-box>
        </draw:frame>
        <draw:frame draw:style-name="gr7" draw:text-style-name="P1" xml:id="id4" draw:id="id4" draw:layer="layout" svg:width="15.5cm" svg:height="2.499cm" svg:x="52.27cm" svg:y="80.499cm">
          <draw:text-box>
            <text:p><text:span text:style-name="T1">core-transaction-api</text:span></text:p>
          </draw:text-box>
        </draw:frame>
        <draw:connector draw:style-name="gr4" draw:text-style-name="P2" draw:layer="layout" draw:type="line" svg:x1="76.269cm" svg:y1="75cm" svg:x2="60.02cm" svg:y2="80.499cm" draw:start-shape="id3" draw:start-glue-point="2" draw:end-shape="id4" draw:end-glue-point="0" svg:d="m76269 75000-16249 5499">
          <text:p/>
        </draw:connector>
        <draw:frame draw:style-name="gr10" draw:text-style-name="P1" xml:id="id7" draw:id="id7" draw:layer="layout" svg:width="13.188cm" svg:height="2.589cm" svg:x="68.581cm" svg:y="8.625cm">
          <draw:text-box>
            <text:p><text:span text:style-name="T1">core-workflow</text:span></text:p>
          </draw:text-box>
        </draw:frame>
        <draw:connector draw:style-name="gr4" draw:text-style-name="P2" draw:layer="layout" draw:type="line" svg:x1="104.769cm" svg:y1="74.999cm" svg:x2="85.269cm" svg:y2="80cm" draw:start-shape="id5" draw:start-glue-point="2" draw:end-shape="id6" draw:end-glue-point="0" svg:d="m104769 74999-19500 5001">
          <text:p/>
        </draw:connector>
        <draw:frame draw:style-name="gr2" draw:text-style-name="P1" xml:id="id8" draw:id="id8" draw:layer="layout" svg:width="13.999cm" svg:height="2.359cm" svg:x="57.27cm" svg:y="17.854cm">
          <draw:text-box>
            <text:p><text:span text:style-name="T1">module-notification</text:span></text:p>
          </draw:text-box>
        </draw:frame>
        <draw:connector draw:style-name="gr4" draw:text-style-name="P2" draw:layer="layout" draw:type="line" svg:x1="75.175cm" svg:y1="11.214cm" svg:x2="64.269cm" svg:y2="17.854cm" draw:start-shape="id7" draw:start-glue-point="2" draw:end-shape="id8" draw:end-glue-point="0" svg:d="m75175 11214-10906 6640">
          <text:p/>
        </draw:connector>
        <draw:connector draw:style-name="gr4" draw:text-style-name="P2" draw:layer="layout" draw:type="line" svg:x1="64.269cm" svg:y1="20.213cm" svg:x2="35.019cm" svg:y2="79.995cm" draw:start-shape="id8" draw:start-glue-point="2" draw:end-shape="id2" draw:end-glue-point="0" svg:d="m64269 20213-29250 59782">
          <text:p/>
        </draw:connector>
        <draw:frame draw:style-name="gr6" draw:text-style-name="P1" xml:id="id9" draw:id="id9" draw:layer="layout" svg:width="11.499cm" svg:height="2.54cm" svg:x="65.27cm" svg:y="38.713cm">
          <draw:text-box>
            <text:p><text:span text:style-name="T1">core-usecase</text:span></text:p>
          </draw:text-box>
        </draw:frame>
        <draw:connector draw:style-name="gr4" draw:text-style-name="P2" draw:layer="layout" draw:type="line" svg:x1="64.269cm" svg:y1="20.213cm" svg:x2="71.019cm" svg:y2="38.713cm" draw:start-shape="id8" draw:start-glue-point="2" draw:end-shape="id9" draw:end-glue-point="0" svg:d="m64269 20213 6750 18500">
          <text:p/>
        </draw:connector>
        <draw:frame draw:style-name="gr2" draw:text-style-name="P1" xml:id="id10" draw:id="id10" draw:layer="layout" svg:width="12.499cm" svg:height="2.359cm" svg:x="20.77cm" svg:y="11.254cm">
          <draw:text-box>
            <text:p><text:span text:style-name="T1">module-sitetree</text:span></text:p>
          </draw:text-box>
        </draw:frame>
        <draw:connector draw:style-name="gr4" draw:text-style-name="P2" draw:layer="layout" draw:type="line" svg:x1="75.175cm" svg:y1="11.214cm" svg:x2="27.019cm" svg:y2="11.254cm" draw:start-shape="id7" draw:start-glue-point="2" draw:end-shape="id10" draw:end-glue-point="0" svg:d="m75175 11214-48156 40">
          <text:p/>
        </draw:connector>
        <draw:connector draw:style-name="gr4" draw:text-style-name="P2" draw:layer="layout" draw:type="line" svg:x1="27.019cm" svg:y1="13.613cm" svg:x2="44.269cm" svg:y2="19.214cm" draw:start-shape="id10" draw:start-glue-point="2" draw:end-shape="id11" draw:end-glue-point="0" svg:d="m27019 13613 17250 5601">
          <text:p/>
        </draw:connector>
        <draw:connector draw:style-name="gr4" draw:text-style-name="P2" draw:layer="layout" draw:type="line" svg:x1="44.269cm" svg:y1="21.159cm" svg:x2="35.019cm" svg:y2="79.995cm" draw:start-shape="id11" draw:start-glue-point="2" draw:end-shape="id2" draw:end-glue-point="0" svg:d="m44269 21159-9250 58836">
          <text:p/>
        </draw:connector>
        <draw:connector draw:style-name="gr4" draw:text-style-name="P2" draw:layer="layout" draw:type="line" svg:x1="44.269cm" svg:y1="21.159cm" svg:x2="71.019cm" svg:y2="38.713cm" draw:start-shape="id11" draw:start-glue-point="2" draw:end-shape="id9" draw:end-glue-point="0" svg:d="m44269 21159 26750 17554">
          <text:p/>
        </draw:connector>
        <draw:frame draw:style-name="gr6" draw:text-style-name="P1" xml:id="id12" draw:id="id12" draw:layer="layout" svg:width="11.499cm" svg:height="2.54cm" svg:x="26.27cm" svg:y="34.173cm">
          <draw:text-box>
            <text:p><text:span text:style-name="T1">core-monitoring</text:span></text:p>
          </draw:text-box>
        </draw:frame>
        <draw:connector draw:style-name="gr4" draw:text-style-name="P2" draw:layer="layout" draw:type="line" svg:x1="44.269cm" svg:y1="21.159cm" svg:x2="32.019cm" svg:y2="34.173cm" draw:start-shape="id11" draw:start-glue-point="2" draw:end-shape="id12" draw:end-glue-point="0" svg:d="m44269 21159-12250 13014">
          <text:p/>
        </draw:connector>
        <draw:connector draw:style-name="gr4" draw:text-style-name="P2" draw:layer="layout" draw:type="line" svg:x1="44.269cm" svg:y1="21.159cm" svg:x2="67.016cm" svg:y2="63.5cm" draw:start-shape="id11" draw:start-glue-point="2" draw:end-shape="id13" draw:end-glue-point="0" svg:d="m44269 21159 22747 42341">
          <text:p/>
        </draw:connector>
        <draw:connector draw:style-name="gr4" draw:text-style-name="P2" draw:layer="layout" draw:type="line" svg:x1="67.016cm" svg:y1="65.5cm" svg:x2="104.769cm" svg:y2="72.5cm" draw:start-shape="id13" draw:start-glue-point="2" draw:end-shape="id5" draw:end-glue-point="0" svg:d="m67016 65500 37753 7000">
          <text:p/>
        </draw:connector>
        <draw:connector draw:style-name="gr11" draw:text-style-name="P3" draw:layer="layout" draw:type="line" svg:x1="67.016cm" svg:y1="65.5cm" svg:x2="35.019cm" svg:y2="79.995cm" draw:start-shape="id13" draw:start-glue-point="2" draw:end-shape="id2" draw:end-glue-point="0" svg:d="m67016 65500-31997 14495">
          <text:p/>
        </draw:connector>
        <draw:connector draw:style-name="gr11" draw:text-style-name="P3" draw:layer="layout" draw:type="line" svg:x1="67.016cm" svg:y1="65.5cm" svg:x2="76.269cm" svg:y2="72.501cm" draw:start-shape="id13" draw:start-glue-point="2" draw:end-shape="id3" draw:end-glue-point="0" svg:d="m67016 65500 9253 7001">
          <text:p/>
        </draw:connector>
        <draw:connector draw:style-name="gr11" draw:text-style-name="P3" draw:layer="layout" draw:type="line" svg:x1="67.016cm" svg:y1="65.5cm" svg:x2="60.02cm" svg:y2="80.499cm" draw:start-shape="id13" draw:start-glue-point="2" draw:end-shape="id4" draw:end-glue-point="0" svg:d="m67016 65500-6996 14999">
          <text:p/>
        </draw:connector>
        <draw:connector draw:style-name="gr11" draw:text-style-name="P3" draw:layer="layout" draw:type="line" svg:x1="104.769cm" svg:y1="74.999cm" svg:x2="35.019cm" svg:y2="79.995cm" draw:start-shape="id5" draw:start-glue-point="2" draw:end-shape="id2" draw:end-glue-point="0" svg:d="m104769 74999-69750 4996">
          <text:p/>
        </draw:connector>
        <draw:connector draw:style-name="gr11" draw:text-style-name="P3" draw:layer="layout" draw:type="line" svg:x1="76.269cm" svg:y1="75cm" svg:x2="85.269cm" svg:y2="80cm" draw:start-shape="id3" draw:start-glue-point="2" draw:end-shape="id6" draw:end-glue-point="0" svg:d="m76269 75000 9000 5000">
          <text:p/>
        </draw:connector>
        <draw:connector draw:style-name="gr11" draw:text-style-name="P3" draw:layer="layout" draw:type="line" svg:x1="20.302cm" svg:y1="49.5cm" svg:x2="13.763cm" svg:y2="72.007cm" draw:start-shape="id14" draw:start-glue-point="2" draw:end-shape="id15" draw:end-glue-point="0" svg:d="m20302 49500-6539 22507">
          <text:p/>
        </draw:connector>
        <draw:connector draw:style-name="gr11" draw:text-style-name="P3" draw:layer="layout" draw:type="line" svg:x1="20.302cm" svg:y1="49.5cm" svg:x2="67.016cm" svg:y2="63.5cm" draw:start-shape="id14" draw:start-glue-point="2" draw:end-shape="id13" draw:end-glue-point="0" svg:d="m20302 49500 46714 14000">
          <text:p/>
        </draw:connector>
        <draw:connector draw:style-name="gr11" draw:text-style-name="P3" draw:layer="layout" draw:type="line" svg:x1="20.302cm" svg:y1="49.5cm" svg:x2="76.269cm" svg:y2="72.501cm" draw:start-shape="id14" draw:start-glue-point="2" draw:end-shape="id3" draw:end-glue-point="0" svg:d="m20302 49500 55967 23001">
          <text:p/>
        </draw:connector>
        <draw:frame draw:style-name="gr10" draw:text-style-name="P1" xml:id="id16" draw:id="id16" draw:layer="layout" svg:width="9.065cm" svg:height="2.589cm" svg:x="71.204cm" svg:y="53.125cm">
          <draw:text-box>
            <text:p><text:span text:style-name="T1">core-linking</text:span></text:p>
          </draw:text-box>
        </draw:frame>
        <draw:connector draw:style-name="gr11" draw:text-style-name="P3" draw:layer="layout" draw:type="line" svg:x1="75.736cm" svg:y1="55.714cm" svg:x2="67.016cm" svg:y2="63.5cm" draw:start-shape="id16" draw:start-glue-point="2" draw:end-shape="id13" draw:end-glue-point="0" svg:d="m75736 55714-8720 7786">
          <text:p/>
        </draw:connector>
        <draw:connector draw:style-name="gr11" draw:text-style-name="P3" draw:layer="layout" draw:type="line" svg:x1="20.302cm" svg:y1="49.5cm" svg:x2="75.736cm" svg:y2="53.125cm" draw:start-shape="id14" draw:start-glue-point="2" draw:end-shape="id16" draw:end-glue-point="0" svg:d="m20302 49500 55434 3625">
          <text:p/>
        </draw:connector>
        <draw:connector draw:style-name="gr11" draw:text-style-name="P3" draw:layer="layout" draw:type="line" svg:x1="75.736cm" svg:y1="55.714cm" svg:x2="35.019cm" svg:y2="79.995cm" draw:start-shape="id16" draw:start-glue-point="2" draw:end-shape="id2" draw:end-glue-point="0" svg:d="m75736 55714-40717 24281">
          <text:p/>
        </draw:connector>
        <draw:connector draw:style-name="gr11" draw:text-style-name="P3" draw:layer="layout" draw:type="line" svg:x1="75.736cm" svg:y1="55.714cm" svg:x2="104.769cm" svg:y2="72.5cm" draw:start-shape="id16" draw:start-glue-point="2" draw:end-shape="id5" draw:end-glue-point="0" svg:d="m75736 55714 29033 16786">
          <text:p/>
        </draw:connector>
        <draw:frame draw:style-name="gr7" draw:text-style-name="P1" xml:id="id17" draw:id="id17" draw:layer="layout" svg:width="8.499cm" svg:height="2.499cm" svg:x="17.27cm" svg:y="76.001cm">
          <draw:text-box>
            <text:p><text:span text:style-name="T1">Core-impl</text:span></text:p>
          </draw:text-box>
        </draw:frame>
        <draw:connector draw:style-name="gr11" draw:text-style-name="P3" draw:layer="layout" draw:type="line" svg:x1="31.718cm" svg:y1="61.573cm" svg:x2="67.016cm" svg:y2="63.5cm" draw:start-shape="id1" draw:start-glue-point="2" draw:end-shape="id13" draw:end-glue-point="0" svg:d="m31718 61573 35298 1927">
          <text:p/>
        </draw:connector>
        <draw:connector draw:style-name="gr11" draw:text-style-name="P3" draw:layer="layout" draw:type="line" svg:x1="21.519cm" svg:y1="78.5cm" svg:x2="35.019cm" svg:y2="79.995cm" draw:start-shape="id17" draw:start-glue-point="2" draw:end-shape="id2" draw:end-glue-point="0" svg:d="m21519 78500 13500 1495">
          <text:p/>
        </draw:connector>
        <draw:connector draw:style-name="gr11" draw:text-style-name="P3" draw:layer="layout" draw:type="line" svg:x1="75.736cm" svg:y1="55.714cm" svg:x2="31.718cm" svg:y2="59.214cm" draw:start-shape="id16" draw:start-glue-point="2" draw:end-shape="id1" draw:end-glue-point="0" svg:d="m75736 55714-44018 3500">
          <text:p/>
        </draw:connector>
        <draw:frame draw:style-name="gr1" draw:text-style-name="P1" xml:id="id18" draw:id="id18" draw:layer="layout" svg:width="8.499cm" svg:height="2.905cm" svg:x="81.27cm" svg:y="63.213cm">
          <draw:text-box>
            <text:p><text:span text:style-name="T1">core-proxy</text:span></text:p>
          </draw:text-box>
        </draw:frame>
        <draw:connector draw:style-name="gr11" draw:text-style-name="P3" draw:layer="layout" draw:type="line" svg:x1="67.016cm" svg:y1="65.5cm" svg:x2="85.519cm" svg:y2="63.213cm" draw:start-shape="id13" draw:start-glue-point="2" draw:end-shape="id18" draw:end-glue-point="0" svg:d="m67016 65500 18503-2287">
          <text:p/>
        </draw:connector>
        <draw:connector draw:style-name="gr11" draw:text-style-name="P3" draw:layer="layout" draw:type="line" svg:x1="85.519cm" svg:y1="66.118cm" svg:x2="104.769cm" svg:y2="72.5cm" draw:start-shape="id18" draw:start-glue-point="2" draw:end-shape="id5" draw:end-glue-point="0" svg:d="m85519 66118 19250 6382">
          <text:p/>
        </draw:connector>
        <draw:connector draw:style-name="gr11" draw:text-style-name="P3" draw:layer="layout" draw:type="line" svg:x1="75.736cm" svg:y1="55.714cm" svg:x2="85.519cm" svg:y2="63.213cm" draw:start-shape="id16" draw:start-glue-point="2" draw:end-shape="id18" draw:end-glue-point="0" svg:d="m75736 55714 9783 7499">
          <text:p/>
        </draw:connector>
        <draw:line draw:style-name="gr12" draw:text-style-name="P3" draw:layer="layout" svg:x1="9.77cm" svg:y1="28.214cm" svg:x2="114.77cm" svg:y2="28.214cm">
          <text:p/>
        </draw:line>
        <draw:connector draw:style-name="gr11" draw:text-style-name="P3" draw:layer="layout" draw:type="line" svg:x1="20.302cm" svg:y1="49.5cm" svg:x2="35.019cm" svg:y2="79.995cm" draw:start-shape="id14" draw:start-glue-point="2" draw:end-shape="id2" draw:end-glue-point="0" svg:d="m20302 49500 14717 30495">
          <text:p/>
        </draw:connector>
        <draw:connector draw:style-name="gr11" draw:text-style-name="P3" draw:layer="layout" draw:type="line" svg:x1="20.302cm" svg:y1="49.5cm" svg:x2="31.718cm" svg:y2="59.214cm" draw:start-shape="id14" draw:start-glue-point="2" draw:end-shape="id1" draw:end-glue-point="0" svg:d="m20302 49500 11416 9714">
          <text:p/>
        </draw:connector>
        <draw:connector draw:style-name="gr11" draw:text-style-name="P3" draw:layer="layout" draw:type="line" svg:x1="20.302cm" svg:y1="49.5cm" svg:x2="85.519cm" svg:y2="63.213cm" draw:start-shape="id14" draw:start-glue-point="2" draw:end-shape="id18" draw:end-glue-point="0" svg:d="m20302 49500 65217 13713">
          <text:p/>
        </draw:connector>
        <draw:connector draw:style-name="gr11" draw:text-style-name="P3" draw:layer="layout" draw:type="line" svg:x1="71.019cm" svg:y1="41.253cm" svg:x2="35.019cm" svg:y2="79.995cm" draw:start-shape="id9" draw:start-glue-point="2" draw:end-shape="id2" draw:end-glue-point="0" svg:d="m71019 41253-36000 38742">
          <text:p/>
        </draw:connector>
        <draw:connector draw:style-name="gr11" draw:text-style-name="P3" draw:layer="layout" draw:type="line" svg:x1="71.019cm" svg:y1="41.253cm" svg:x2="13.763cm" svg:y2="72.007cm" draw:start-shape="id9" draw:start-glue-point="2" draw:end-shape="id15" draw:end-glue-point="0" svg:d="m71019 41253-57256 30754">
          <text:p/>
        </draw:connector>
        <draw:connector draw:style-name="gr11" draw:text-style-name="P3" draw:layer="layout" draw:type="line" svg:x1="71.019cm" svg:y1="41.253cm" svg:x2="31.718cm" svg:y2="59.214cm" draw:start-shape="id9" draw:start-glue-point="2" draw:end-shape="id1" draw:end-glue-point="0" svg:d="m71019 41253-39301 17961">
          <text:p/>
        </draw:connector>
        <draw:connector draw:style-name="gr11" draw:text-style-name="P3" draw:layer="layout" draw:type="line" svg:x1="71.019cm" svg:y1="41.253cm" svg:x2="20.302cm" svg:y2="46.412cm" draw:start-shape="id9" draw:start-glue-point="2" draw:end-shape="id14" draw:end-glue-point="0" svg:d="m71019 41253-50717 5159">
          <text:p/>
        </draw:connector>
        <draw:frame draw:style-name="gr7" draw:text-style-name="P1" xml:id="id19" draw:id="id19" draw:layer="layout" svg:width="15.5cm" svg:height="2.499cm" svg:x="88.77cm" svg:y="40.501cm">
          <draw:text-box>
            <text:p><text:span text:style-name="T1">core-transaction-impl</text:span></text:p>
          </draw:text-box>
        </draw:frame>
        <draw:connector draw:style-name="gr11" draw:text-style-name="P3" draw:layer="layout" draw:type="line" svg:x1="96.52cm" svg:y1="43cm" svg:x2="60.02cm" svg:y2="80.499cm" draw:start-shape="id19" draw:start-glue-point="2" draw:end-shape="id4" draw:end-glue-point="0" svg:d="m96520 43000-36500 37499">
          <text:p/>
        </draw:connector>
        <draw:connector draw:style-name="gr11" draw:text-style-name="P3" draw:layer="layout" draw:type="line" svg:x1="71.019cm" svg:y1="41.253cm" svg:x2="96.52cm" svg:y2="40.501cm" draw:start-shape="id9" draw:start-glue-point="2" draw:end-shape="id19" draw:end-glue-point="0" svg:d="m71019 41253 25501-752">
          <text:p/>
        </draw:connector>
        <draw:frame draw:style-name="gr5" draw:text-style-name="P1" xml:id="id20" draw:id="id20" draw:layer="layout" svg:width="13.188cm" svg:height="2.493cm" svg:x="73.27cm" svg:y="33.72cm">
          <draw:text-box>
            <text:p><text:span text:style-name="T1">core-acusecase</text:span></text:p>
          </draw:text-box>
        </draw:frame>
        <draw:connector draw:style-name="gr11" draw:text-style-name="P3" draw:layer="layout" draw:type="line" svg:x1="79.864cm" svg:y1="36.213cm" svg:x2="20.302cm" svg:y2="46.412cm" draw:start-shape="id20" draw:start-glue-point="2" draw:end-shape="id14" draw:end-glue-point="0" svg:d="m79864 36213-59562 10199">
          <text:p/>
        </draw:connector>
        <draw:connector draw:style-name="gr11" draw:text-style-name="P3" draw:layer="layout" draw:type="line" svg:x1="79.864cm" svg:y1="36.213cm" svg:x2="35.019cm" svg:y2="79.995cm" draw:start-shape="id20" draw:start-glue-point="2" draw:end-shape="id2" draw:end-glue-point="0" svg:d="m79864 36213-44845 43782">
          <text:p/>
        </draw:connector>
        <draw:connector draw:style-name="gr11" draw:text-style-name="P3" draw:layer="layout" draw:type="line" svg:x1="79.864cm" svg:y1="36.213cm" svg:x2="71.019cm" svg:y2="38.713cm" draw:start-shape="id20" draw:start-glue-point="2" draw:end-shape="id9" draw:end-glue-point="0" svg:d="m79864 36213-8845 2500">
          <text:p/>
        </draw:connector>
        <draw:frame draw:style-name="gr5" draw:text-style-name="P1" xml:id="id21" draw:id="id21" draw:layer="layout" svg:width="14.999cm" svg:height="2.493cm" svg:x="75.27cm" svg:y="28.514cm">
          <draw:text-box>
            <text:p><text:span text:style-name="T1">Core-administration</text:span></text:p>
          </draw:text-box>
        </draw:frame>
        <draw:connector draw:style-name="gr11" draw:text-style-name="P3" draw:layer="layout" draw:type="line" svg:x1="82.769cm" svg:y1="31.007cm" svg:x2="79.864cm" svg:y2="33.72cm" draw:start-shape="id21" draw:start-glue-point="2" draw:end-shape="id20" draw:end-glue-point="0" svg:d="m82769 31007-2905 2713">
          <text:p/>
        </draw:connector>
        <draw:connector draw:style-name="gr11" draw:text-style-name="P3" draw:layer="layout" draw:type="line" svg:x1="82.769cm" svg:y1="31.007cm" svg:x2="71.019cm" svg:y2="38.713cm" draw:start-shape="id21" draw:start-glue-point="2" draw:end-shape="id9" draw:end-glue-point="0" svg:d="m82769 31007-11750 7706">
          <text:p/>
        </draw:connector>
        <draw:connector draw:style-name="gr11" draw:text-style-name="P3" draw:layer="layout" draw:type="line" svg:x1="82.769cm" svg:y1="31.007cm" svg:x2="20.302cm" svg:y2="46.412cm" draw:start-shape="id21" draw:start-glue-point="2" draw:end-shape="id14" draw:end-glue-point="0" svg:d="m82769 31007-62467 15405">
          <text:p/>
        </draw:connector>
        <draw:frame draw:style-name="gr3" draw:text-style-name="P1" xml:id="id22" draw:id="id22" draw:layer="layout" svg:width="8.689cm" svg:height="2cm" svg:x="87.27cm" svg:y="33.214cm">
          <draw:text-box>
            <text:p><text:span text:style-name="T1">core-ldap</text:span></text:p>
          </draw:text-box>
        </draw:frame>
        <draw:connector draw:style-name="gr11" draw:text-style-name="P3" draw:layer="layout" draw:type="line" svg:x1="82.769cm" svg:y1="31.007cm" svg:x2="91.614cm" svg:y2="33.214cm" draw:start-shape="id21" draw:start-glue-point="2" draw:end-shape="id22" draw:end-glue-point="0" svg:d="m82769 31007 8845 2207">
          <text:p/>
        </draw:connector>
        <draw:connector draw:style-name="gr11" draw:text-style-name="P3" draw:layer="layout" draw:type="line" svg:x1="82.769cm" svg:y1="31.007cm" svg:x2="75.736cm" svg:y2="53.125cm" draw:start-shape="id21" draw:start-glue-point="2" draw:end-shape="id16" draw:end-glue-point="0" svg:d="m82769 31007-7033 22118">
          <text:p/>
        </draw:connector>
        <draw:connector draw:style-name="gr11" draw:text-style-name="P3" draw:layer="layout" draw:type="line" svg:x1="82.769cm" svg:y1="31.007cm" svg:x2="32.019cm" svg:y2="34.173cm" draw:start-shape="id21" draw:start-glue-point="2" draw:end-shape="id12" draw:end-glue-point="0" svg:d="m82769 31007-50750 3166">
          <text:p/>
        </draw:connector>
        <draw:frame draw:style-name="gr3" draw:text-style-name="P1" xml:id="id23" draw:id="id23" draw:layer="layout" svg:width="13.188cm" svg:height="2cm" svg:x="79.381cm" svg:y="8.214cm">
          <draw:text-box>
            <text:p><text:span text:style-name="T1">core-janitor</text:span></text:p>
          </draw:text-box>
        </draw:frame>
        <draw:connector draw:style-name="gr11" draw:text-style-name="P3" draw:layer="layout" draw:type="line" svg:x1="85.975cm" svg:y1="10.214cm" svg:x2="35.019cm" svg:y2="79.995cm" draw:start-shape="id23" draw:start-glue-point="2" draw:end-shape="id2" draw:end-glue-point="0" svg:d="m85975 10214-50956 69781">
          <text:p/>
        </draw:connector>
        <draw:connector draw:style-name="gr11" draw:text-style-name="P3" draw:layer="layout" draw:type="line" svg:x1="85.975cm" svg:y1="10.214cm" svg:x2="76.269cm" svg:y2="72.501cm" draw:start-shape="id23" draw:start-glue-point="2" draw:end-shape="id3" draw:end-glue-point="0" svg:d="m85975 10214-9706 62287">
          <text:p/>
        </draw:connector>
        <draw:frame draw:style-name="gr7" draw:text-style-name="P1" xml:id="id24" draw:id="id24" draw:layer="layout" svg:width="14.999cm" svg:height="2.499cm" svg:x="82.27cm" svg:y="17cm">
          <draw:text-box>
            <text:p><text:span text:style-name="T1">core-repository-impl</text:span></text:p>
          </draw:text-box>
        </draw:frame>
        <draw:connector draw:style-name="gr11" draw:text-style-name="P3" draw:layer="layout" draw:type="line" svg:x1="85.975cm" svg:y1="10.214cm" svg:x2="89.769cm" svg:y2="17cm" draw:start-shape="id23" draw:start-glue-point="2" draw:end-shape="id24" draw:end-glue-point="0" svg:d="m85975 10214 3794 6786">
          <text:p/>
        </draw:connector>
        <draw:connector draw:style-name="gr11" draw:text-style-name="P3" draw:layer="layout" draw:type="line" svg:x1="85.975cm" svg:y1="10.214cm" svg:x2="67.016cm" svg:y2="63.5cm" draw:start-shape="id23" draw:start-glue-point="2" draw:end-shape="id13" draw:end-glue-point="0" svg:d="m85975 10214-18959 53286">
          <text:p/>
        </draw:connector>
        <draw:connector draw:style-name="gr11" draw:text-style-name="P3" draw:layer="layout" draw:type="line" svg:x1="85.975cm" svg:y1="10.214cm" svg:x2="103.508cm" svg:y2="22.4cm" draw:start-shape="id23" draw:start-glue-point="2" svg:d="m85975 10214 17533 12186">
          <text:p/>
        </draw:connector>
        <draw:connector draw:style-name="gr11" draw:text-style-name="P3" draw:layer="layout" draw:type="line" svg:x1="85.975cm" svg:y1="10.214cm" svg:x2="104.769cm" svg:y2="72.5cm" draw:start-shape="id23" draw:start-glue-point="2" draw:end-shape="id5" draw:end-glue-point="0" svg:d="m85975 10214 18794 62286">
          <text:p/>
        </draw:connector>
        <draw:connector draw:style-name="gr11" draw:text-style-name="P3" draw:layer="layout" draw:type="line" svg:x1="85.975cm" svg:y1="10.214cm" svg:x2="31.718cm" svg:y2="59.214cm" draw:start-shape="id23" draw:start-glue-point="2" draw:end-shape="id1" draw:end-glue-point="0" svg:d="m85975 10214-54257 49000">
          <text:p/>
        </draw:connector>
        <draw:connector draw:style-name="gr11" draw:text-style-name="P3" draw:layer="layout" draw:type="line" svg:x1="89.769cm" svg:y1="19.499cm" svg:x2="76.269cm" svg:y2="72.501cm" draw:start-shape="id24" draw:start-glue-point="2" draw:end-shape="id3" draw:end-glue-point="0" svg:d="m89769 19499-13500 53002">
          <text:p/>
        </draw:connector>
        <draw:frame draw:style-name="gr7" draw:text-style-name="P1" draw:layer="layout" svg:width="10.999cm" svg:height="2.499cm" svg:x="1.771cm" svg:y="32.5cm">
          <draw:text-box>
            <text:p><text:span text:style-name="T1">core-identity</text:span></text:p>
          </draw:text-box>
        </draw:frame>
        <draw:connector draw:style-name="gr11" draw:text-style-name="P3" draw:layer="layout" draw:type="line" svg:x1="111.036cm" svg:y1="23.5cm" svg:x2="55.831cm" svg:y2="76cm" draw:start-shape="id25" draw:start-glue-point="2" draw:end-shape="id26" draw:end-glue-point="0" svg:d="m111036 23500-55205 52500">
          <text:p/>
        </draw:connector>
        <draw:frame draw:style-name="gr7" draw:text-style-name="P1" xml:id="id27" draw:id="id27" draw:layer="layout" svg:width="16.5cm" svg:height="2.499cm" svg:x="91.27cm" svg:y="21.501cm">
          <draw:text-box>
            <text:p><text:span text:style-name="T1">core-document-impl</text:span></text:p>
          </draw:text-box>
        </draw:frame>
        <draw:connector draw:style-name="gr11" draw:text-style-name="P3" draw:layer="layout" draw:type="line" svg:x1="99.52cm" svg:y1="24cm" svg:x2="104.769cm" svg:y2="72.5cm" draw:start-shape="id27" draw:start-glue-point="2" draw:end-shape="id5" draw:end-glue-point="0" svg:d="m99520 24000 5249 48500">
          <text:p/>
        </draw:connector>
        <draw:frame draw:style-name="gr3" draw:text-style-name="P1" draw:layer="layout" svg:width="15.86cm" svg:height="2cm" svg:x="104.41cm" svg:y="18.999cm">
          <draw:text-box>
            <text:p><text:span text:style-name="T1">core-metadata-impl</text:span></text:p>
          </draw:text-box>
        </draw:frame>
        <draw:connector draw:style-name="gr11" draw:text-style-name="P3" draw:layer="layout" draw:type="line" svg:x1="44.269cm" svg:y1="21.159cm" svg:x2="104.769cm" svg:y2="72.5cm" draw:start-shape="id11" draw:start-glue-point="2" draw:end-shape="id5" draw:end-glue-point="0" svg:d="m44269 21159 60500 51341">
          <text:p/>
        </draw:connector>
        <draw:frame draw:style-name="gr3" draw:text-style-name="P1" draw:layer="layout" svg:width="13.188cm" svg:height="3.639cm" svg:x="10.474cm" svg:y="22.912cm">
          <draw:text-box>
            <text:p><text:span text:style-name="T1">core-sourcerepository</text:span></text:p>
          </draw:text-box>
        </draw:frame>
        <draw:frame draw:style-name="gr3" draw:text-style-name="P1" xml:id="id28" draw:id="id28" draw:layer="layout" svg:width="13.188cm" svg:height="2cm" svg:x="102.77cm" svg:y="46cm">
          <draw:text-box>
            <text:p><text:span text:style-name="T1">core-session-api</text:span></text:p>
          </draw:text-box>
        </draw:frame>
        <draw:connector draw:style-name="gr11" draw:text-style-name="P3" draw:layer="layout" draw:type="line" svg:x1="109.364cm" svg:y1="48cm" svg:x2="60.02cm" svg:y2="80.499cm" draw:start-shape="id28" draw:start-glue-point="2" draw:end-shape="id4" draw:end-glue-point="0" svg:d="m109364 48000-49344 32499">
          <text:p/>
        </draw:connector>
        <draw:frame draw:style-name="gr3" draw:text-style-name="P1" xml:id="id25" draw:id="id25" draw:layer="layout" svg:width="13.188cm" svg:height="2cm" svg:x="104.442cm" svg:y="21.5cm">
          <draw:text-box>
            <text:p><text:span text:style-name="T1">core-session-impl</text:span></text:p>
          </draw:text-box>
        </draw:frame>
        <draw:connector draw:style-name="gr11" draw:text-style-name="P3" draw:layer="layout" draw:type="line" svg:x1="111.036cm" svg:y1="23.5cm" svg:x2="96.52cm" svg:y2="40.501cm" draw:start-shape="id25" draw:start-glue-point="2" draw:end-shape="id19" draw:end-glue-point="0" svg:d="m111036 23500-14516 17001">
          <text:p/>
        </draw:connector>
        <draw:connector draw:style-name="gr11" draw:text-style-name="P3" draw:layer="layout" draw:type="line" svg:x1="111.036cm" svg:y1="23.5cm" svg:x2="109.364cm" svg:y2="46cm" draw:start-shape="id25" draw:start-glue-point="2" draw:end-shape="id28" draw:end-glue-point="0" svg:d="m111036 23500-1672 22500">
          <text:p/>
        </draw:connector>
        <draw:frame draw:style-name="gr6" draw:text-style-name="P1" xml:id="id29" draw:id="id29" draw:layer="layout" svg:width="13.877cm" svg:height="2.54cm" svg:x="101.393cm" svg:y="35.96cm">
          <draw:text-box>
            <text:p><text:span text:style-name="T1">core-identity</text:span></text:p>
          </draw:text-box>
        </draw:frame>
        <draw:connector draw:style-name="gr11" draw:text-style-name="P3" draw:layer="layout" draw:type="line" svg:x1="111.036cm" svg:y1="23.5cm" svg:x2="108.331cm" svg:y2="35.96cm" draw:start-shape="id25" draw:start-glue-point="2" draw:end-shape="id29" draw:end-glue-point="0" svg:d="m111036 23500-2705 12460">
          <text:p/>
        </draw:connector>
        <draw:frame draw:style-name="gr7" draw:text-style-name="P4" draw:layer="layout" svg:width="15.999cm" svg:height="7.027cm" svg:x="101.27cm" svg:y="60cm">
          <draw:text-box>
            <text:p><text:span text:style-name="T2">A Mettre a jour par</text:span></text:p>
            <text:p><text:span text:style-name="T2">Rapport à la nouvelle </text:span></text:p>
            <text:p><text:span text:style-name="T2">Position du Document</text:span></text:p>
          </draw:text-box>
        </draw:frame>
        <draw:connector draw:style-name="gr11" draw:text-style-name="P3" draw:layer="layout" draw:type="line" svg:x1="89.769cm" svg:y1="19.499cm" svg:x2="104.769cm" svg:y2="72.5cm" draw:start-shape="id24" draw:start-glue-point="2" draw:end-shape="id5" draw:end-glue-point="0" svg:d="m89769 19499 15000 53001">
          <text:p/>
        </draw:connector>
        <draw:connector draw:style-name="gr11" draw:text-style-name="P3" draw:layer="layout" draw:type="line" svg:x1="76.269cm" svg:y1="75cm" svg:x2="55.831cm" svg:y2="76cm" draw:start-shape="id3" draw:start-glue-point="2" draw:end-shape="id26" draw:end-glue-point="0" svg:d="m76269 75000-20438 1000">
          <text:p/>
        </draw:connector>
        <draw:frame draw:style-name="gr3" draw:text-style-name="P1" draw:layer="layout" svg:width="20.188cm" svg:height="2cm" svg:x="36.582cm" svg:y="2.5cm">
          <draw:text-box>
            <text:p><text:span text:style-name="T1">Current maven version</text:span></text:p>
          </draw:text-box>
        </draw:frame>
        <draw:connector draw:style-name="gr13" draw:text-style-name="P3" draw:layer="layout" draw:type="line" svg:x1="13.763cm" svg:y1="74.5cm" svg:x2="21.519cm" svg:y2="76.001cm" draw:start-shape="id15" draw:start-glue-point="2" draw:end-shape="id17" draw:end-glue-point="0" svg:d="m13763 74500 7756 1501">
          <text:p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arget-archi" draw:style-name="dp1" draw:master-page-name="Default">
        <draw:frame draw:style-name="gr15" draw:text-style-name="P5" draw:layer="layout" svg:width="14.315cm" svg:height="1.945cm" svg:x="50.27cm" svg:y="6cm">
          <draw:text-box>
            <text:p><text:span text:style-name="T3">Publication manager</text:span></text:p>
          </draw:text-box>
        </draw:frame>
        <draw:frame draw:style-name="gr15" draw:text-style-name="P5" xml:id="id32" draw:id="id32" draw:layer="layout" svg:width="7.919cm" svg:height="1.945cm" svg:x="50.455cm" svg:y="9.555cm">
          <draw:text-box>
            <text:p><text:span text:style-name="T3">Publication</text:span></text:p>
          </draw:text-box>
        </draw:frame>
        <draw:frame draw:style-name="gr15" draw:text-style-name="P5" xml:id="id33" draw:id="id33" draw:layer="layout" svg:width="3.702cm" svg:height="1.945cm" svg:x="50.456cm" svg:y="12.556cm">
          <draw:text-box>
            <text:p><text:span text:style-name="T3">Area</text:span></text:p>
          </draw:text-box>
        </draw:frame>
        <draw:frame draw:style-name="gr15" draw:text-style-name="P5" draw:layer="layout" svg:width="14.142cm" svg:height="1.945cm" svg:x="50.456cm" svg:y="15.457cm">
          <draw:text-box>
            <text:p><text:span text:style-name="T3">Repository manager</text:span></text:p>
          </draw:text-box>
        </draw:frame>
        <draw:frame draw:style-name="gr15" draw:text-style-name="P5" xml:id="id30" draw:id="id30" draw:layer="layout" svg:width="7.745cm" svg:height="1.945cm" svg:x="50.456cm" svg:y="18.558cm">
          <draw:text-box>
            <text:p><text:span text:style-name="T3">Repository</text:span></text:p>
          </draw:text-box>
        </draw:frame>
        <draw:custom-shape draw:style-name="gr16" draw:text-style-name="P6" xml:id="id31" draw:id="id31" draw:layer="layout" svg:width="13.5cm" svg:height="13.5cm" svg:x="67.27cm" svg:y="7.5cm">
          <text:p text:style-name="P3"><text:span text:style-name="T3">Document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58.201cm" svg:y1="19.53cm" svg:x2="67.27cm" svg:y2="14.25cm" draw:start-shape="id30" draw:start-glue-point="1" draw:end-shape="id31" svg:d="m58201 19530 9069-5280">
          <text:p/>
        </draw:connector>
        <draw:connector draw:style-name="gr11" draw:text-style-name="P3" draw:layer="layout" draw:type="line" svg:x1="58.374cm" svg:y1="10.527cm" svg:x2="67.27cm" svg:y2="14.25cm" draw:start-shape="id32" draw:start-glue-point="1" draw:end-shape="id31" svg:d="m58374 10527 8896 3723">
          <text:p/>
        </draw:connector>
        <draw:connector draw:style-name="gr11" draw:text-style-name="P3" draw:layer="layout" draw:type="line" svg:x1="54.158cm" svg:y1="13.528cm" svg:x2="67.27cm" svg:y2="14.25cm" draw:start-shape="id33" draw:start-glue-point="1" draw:end-shape="id31" svg:d="m54158 13528 13112 722">
          <text:p/>
        </draw:connector>
        <draw:frame draw:style-name="gr15" draw:text-style-name="P5" draw:layer="layout" svg:width="6.814cm" svg:height="1.945cm" svg:x="82.955cm" svg:y="8.5cm">
          <draw:text-box>
            <text:p><text:span text:style-name="T3">metadata</text:span></text:p>
          </draw:text-box>
        </draw:frame>
        <draw:frame draw:style-name="gr15" draw:text-style-name="P5" draw:layer="layout" svg:width="2.945cm" svg:height="1.945cm" svg:x="83.27cm" svg:y="15.055cm">
          <draw:text-box>
            <text:p><text:span text:style-name="T3">pofi</text:span></text:p>
          </draw:text-box>
        </draw:frame>
        <draw:frame draw:style-name="gr15" draw:text-style-name="P5" draw:layer="layout" svg:width="67.503cm" svg:height="3.639cm" svg:x="12.27cm" svg:y="28.5cm">
          <draw:text-box>
            <text:p><text:span text:style-name="T3">1 publication can be connected to one or many repository (1 read/write and others in??juste read??)</text:span></text:p>
            <text:p><text:span text:style-name="T3">Each repository can have his own implementation (1 in sql, 1 in xml, 1 in nosql,...)</text:span></text:p>
          </draw:text-box>
        </draw:frame>
        <draw:frame draw:style-name="gr15" draw:text-style-name="P5" draw:layer="layout" svg:width="12.288cm" svg:height="1.945cm" svg:x="12.27cm" svg:y="36.5cm">
          <draw:text-box>
            <text:p><text:span text:style-name="T3">API first définition</text:span></text:p>
          </draw:text-box>
        </draw:frame>
        <draw:frame draw:style-name="gr15" draw:text-style-name="P5" draw:layer="layout" svg:width="13.464cm" svg:height="7.027cm" svg:x="12.482cm" svg:y="40.055cm">
          <draw:text-box>
            <text:p><text:span text:style-name="T4">Publication : </text:span></text:p>
            <text:p><text:span text:style-name="T3">GetDocument (url)</text:span></text:p>
            <text:p><text:span text:style-name="T3">NewDocument()</text:span></text:p>
            <text:p><text:span text:style-name="T3">DocumentLocator()</text:span></text:p>
          </draw:text-box>
        </draw:frame>
        <draw:frame draw:style-name="gr15" draw:text-style-name="P5" draw:layer="layout" svg:width="15.069cm" svg:height="8.721cm" svg:x="34.306cm" svg:y="39.973cm">
          <draw:text-box>
            <text:p><text:span text:style-name="T4">DocumentManager: </text:span></text:p>
            <text:p><text:span text:style-name="T3">CreateDocument()</text:span></text:p>
            <text:p><text:span text:style-name="T3">UpdateDocument()</text:span></text:p>
            <text:p><text:span text:style-name="T3">CreateMetadata()</text:span></text:p>
            <text:p><text:span text:style-name="T3">updateMetadata()</text:span></text:p>
          </draw:text-box>
        </draw:frame>
        <draw:frame draw:style-name="gr15" draw:text-style-name="P5" draw:layer="layout" svg:width="21.47cm" svg:height="7.027cm" svg:x="12.306cm" svg:y="51.473cm">
          <draw:text-box>
            <text:p><text:span text:style-name="T4">RepositoryManager: </text:span></text:p>
            <text:p><text:span text:style-name="T3">getRepository(publication)</text:span></text:p>
            <text:p><text:span text:style-name="T3">getDocument(uuid)</text:span></text:p>
            <text:p><text:span text:style-name="T3">getDocument(publication, uuid)</text:span></text:p>
          </draw:text-box>
        </draw:frame>
        <draw:custom-shape draw:style-name="gr16" draw:text-style-name="P6" draw:layer="layout" svg:width="13.5cm" svg:height="13.5cm" svg:x="33.27cm" svg:y="7.5cm">
          <text:p text:style-name="P3"><text:span text:style-name="T3">Observation sta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impl-level" draw:style-name="dp1" draw:master-page-name="Default">
        <draw:frame draw:style-name="gr17" draw:text-style-name="P1" xml:id="id34" draw:id="id34" draw:layer="layout" svg:width="17.786cm" svg:height="1.945cm" svg:x="38.27cm" svg:y="22.5cm">
          <draw:text-box>
            <text:p><text:span text:style-name="T1">core-publication-impl</text:span></text:p>
          </draw:text-box>
        </draw:frame>
        <draw:frame draw:style-name="gr17" draw:text-style-name="P1" xml:id="id35" draw:id="id35" draw:layer="layout" svg:width="16.724cm" svg:height="1.945cm" svg:x="36.546cm" svg:y="36.5cm">
          <draw:text-box>
            <text:p><text:span text:style-name="T1">core-repository-impl</text:span></text:p>
          </draw:text-box>
        </draw:frame>
        <draw:connector draw:style-name="gr11" draw:text-style-name="P3" draw:layer="layout" draw:type="line" svg:x1="47.163cm" svg:y1="24.445cm" svg:x2="44.908cm" svg:y2="36.5cm" draw:start-shape="id34" draw:start-glue-point="2" draw:end-shape="id35" draw:end-glue-point="0" svg:d="m47163 24445-2255 12055">
          <text:p/>
        </draw:connector>
        <draw:frame draw:style-name="gr17" draw:text-style-name="P1" xml:id="id38" draw:id="id38" draw:layer="layout" svg:width="16.724cm" svg:height="1.945cm" svg:x="31.046cm" svg:y="42cm">
          <draw:text-box>
            <text:p><text:span text:style-name="T1">core-observation</text:span></text:p>
          </draw:text-box>
        </draw:frame>
        <draw:frame draw:style-name="gr17" draw:text-style-name="P1" xml:id="id36" draw:id="id36" draw:layer="layout" svg:width="16.724cm" svg:height="1.945cm" svg:x="51.27cm" svg:y="41.555cm">
          <draw:text-box>
            <text:p><text:span text:style-name="T1">core-transaction-impl</text:span></text:p>
          </draw:text-box>
        </draw:frame>
        <draw:frame draw:style-name="gr17" draw:text-style-name="P1" xml:id="id37" draw:id="id37" draw:layer="layout" svg:width="9.224cm" svg:height="1.945cm" svg:x="71.77cm" svg:y="41.555cm">
          <draw:text-box>
            <text:p><text:span text:style-name="T1">core-identity</text:span></text:p>
          </draw:text-box>
        </draw:frame>
        <draw:connector draw:style-name="gr11" draw:text-style-name="P3" draw:layer="layout" draw:type="line" svg:x1="44.908cm" svg:y1="38.445cm" svg:x2="59.632cm" svg:y2="41.555cm" draw:start-shape="id35" draw:start-glue-point="2" draw:end-shape="id36" draw:end-glue-point="0" svg:d="m44908 38445 14724 3110">
          <text:p/>
        </draw:connector>
        <draw:connector draw:style-name="gr11" draw:text-style-name="P3" draw:layer="layout" draw:type="line" svg:x1="44.908cm" svg:y1="38.445cm" svg:x2="76.382cm" svg:y2="41.555cm" draw:start-shape="id35" draw:start-glue-point="2" draw:end-shape="id37" draw:end-glue-point="0" svg:d="m44908 38445 31474 3110">
          <text:p/>
        </draw:connector>
        <draw:line draw:style-name="gr12" draw:text-style-name="P3" draw:layer="layout" svg:x1="11.77cm" svg:y1="21.5cm" svg:x2="116.77cm" svg:y2="21.5cm">
          <text:p/>
        </draw:line>
        <draw:connector draw:style-name="gr11" draw:text-style-name="P3" draw:layer="layout" draw:type="line" svg:x1="44.908cm" svg:y1="38.445cm" svg:x2="39.408cm" svg:y2="42cm" draw:start-shape="id35" draw:start-glue-point="2" draw:end-shape="id38" draw:end-glue-point="0" svg:d="m44908 38445-5500 3555">
          <text:p/>
        </draw:connector>
        <draw:frame draw:style-name="gr17" draw:text-style-name="P1" xml:id="id39" draw:id="id39" draw:layer="layout" svg:width="16.724cm" svg:height="1.945cm" svg:x="12.77cm" svg:y="42.055cm">
          <draw:text-box>
            <text:p><text:span text:style-name="T1">core-publication-api</text:span></text:p>
          </draw:text-box>
        </draw:frame>
        <draw:connector draw:style-name="gr11" draw:text-style-name="P3" draw:layer="layout" draw:type="line" svg:x1="44.908cm" svg:y1="38.445cm" svg:x2="21.132cm" svg:y2="42.055cm" draw:start-shape="id35" draw:start-glue-point="2" draw:end-shape="id39" draw:end-glue-point="0" svg:d="m44908 38445-23776 3610">
          <text:p/>
        </draw:connector>
        <draw:frame draw:style-name="gr17" draw:text-style-name="P1" xml:id="id40" draw:id="id40" draw:layer="layout" svg:width="16.724cm" svg:height="1.945cm" svg:x="64.546cm" svg:y="24.555cm">
          <draw:text-box>
            <text:p><text:span text:style-name="T1">core-document-impl</text:span></text:p>
          </draw:text-box>
        </draw:frame>
        <draw:connector draw:style-name="gr11" draw:text-style-name="P3" draw:layer="layout" draw:type="line" svg:x1="47.163cm" svg:y1="24.445cm" svg:x2="72.908cm" svg:y2="24.555cm" draw:start-shape="id34" draw:start-glue-point="2" draw:end-shape="id40" draw:end-glue-point="0" svg:d="m47163 24445 25745 110">
          <text:p/>
        </draw:connector>
        <draw:frame draw:style-name="gr17" draw:text-style-name="P1" xml:id="id41" draw:id="id41" draw:layer="layout" svg:width="9.224cm" svg:height="1.945cm" svg:x="82.546cm" svg:y="39cm">
          <draw:text-box>
            <text:p><text:span text:style-name="T1">core-proxy</text:span></text:p>
          </draw:text-box>
        </draw:frame>
        <draw:connector draw:style-name="gr11" draw:text-style-name="P3" draw:layer="layout" draw:type="line" svg:x1="47.163cm" svg:y1="24.445cm" svg:x2="87.158cm" svg:y2="39cm" draw:start-shape="id34" draw:start-glue-point="2" draw:end-shape="id41" draw:end-glue-point="0" svg:d="m47163 24445 39995 14555">
          <text:p/>
        </draw:connector>
        <draw:frame draw:style-name="gr17" draw:text-style-name="P1" xml:id="id42" draw:id="id42" draw:layer="layout" svg:width="16.724cm" svg:height="1.945cm" svg:x="72.77cm" svg:y="31.055cm">
          <draw:text-box>
            <text:p><text:span text:style-name="T1">core-metadata-impl</text:span></text:p>
          </draw:text-box>
        </draw:frame>
        <draw:connector draw:style-name="gr11" draw:text-style-name="P3" draw:layer="layout" draw:type="line" svg:x1="72.908cm" svg:y1="26.5cm" svg:x2="81.132cm" svg:y2="31.055cm" draw:start-shape="id40" draw:start-glue-point="2" draw:end-shape="id42" draw:end-glue-point="0" svg:d="m72908 26500 8224 4555">
          <text:p/>
        </draw:connector>
        <draw:connector draw:style-name="gr11" draw:text-style-name="P3" draw:layer="layout" draw:type="line" svg:x1="81.132cm" svg:y1="33cm" svg:x2="76.382cm" svg:y2="41.555cm" draw:start-shape="id42" draw:start-glue-point="2" draw:end-shape="id37" draw:end-glue-point="0" svg:d="m81132 33000-4750 8555">
          <text:p/>
        </draw:connector>
        <draw:connector draw:style-name="gr11" draw:text-style-name="P3" draw:layer="layout" draw:type="line" svg:x1="81.132cm" svg:y1="33cm" svg:x2="44.908cm" svg:y2="36.5cm" draw:start-shape="id42" draw:start-glue-point="2" draw:end-shape="id35" draw:end-glue-point="0" svg:d="m81132 33000-36224 3500">
          <text:p/>
        </draw:connector>
        <draw:frame draw:style-name="gr17" draw:text-style-name="P1" xml:id="id44" draw:id="id44" draw:layer="layout" svg:width="11cm" svg:height="1.945cm" svg:x="26.27cm" svg:y="13cm">
          <draw:text-box>
            <text:p><text:span text:style-name="T1">core-cocoon</text:span></text:p>
          </draw:text-box>
        </draw:frame>
        <draw:frame draw:style-name="gr17" draw:text-style-name="P1" xml:id="id43" draw:id="id43" draw:layer="layout" svg:width="11.5cm" svg:height="1.945cm" svg:x="21.27cm" svg:y="8.5cm">
          <draw:text-box>
            <text:p><text:span text:style-name="T1">core-workflow</text:span></text:p>
          </draw:text-box>
        </draw:frame>
        <draw:connector draw:style-name="gr11" draw:text-style-name="P3" draw:layer="layout" draw:type="line" svg:x1="27.02cm" svg:y1="10.445cm" svg:x2="31.77cm" svg:y2="13cm" draw:start-shape="id43" draw:start-glue-point="2" draw:end-shape="id44" draw:end-glue-point="0" svg:d="m27020 10445 4750 2555">
          <text:p/>
        </draw:connector>
        <draw:frame draw:style-name="gr17" draw:text-style-name="P1" xml:id="id45" draw:id="id45" draw:layer="layout" svg:width="17.5cm" svg:height="1.945cm" svg:x="19.27cm" svg:y="3.555cm">
          <draw:text-box>
            <text:p><text:span text:style-name="T1">core-sitemanagement</text:span></text:p>
          </draw:text-box>
        </draw:frame>
        <draw:connector draw:style-name="gr11" draw:text-style-name="P3" draw:layer="layout" draw:type="line" svg:x1="28.02cm" svg:y1="5.5cm" svg:x2="27.02cm" svg:y2="8.5cm" draw:start-shape="id45" draw:start-glue-point="2" draw:end-shape="id43" draw:end-glue-point="0" svg:d="m28020 5500-1000 3000">
          <text:p/>
        </draw:connector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xml:id="id47" draw:id="id47" draw:layer="layout" svg:width="7.499cm" svg:height="2.905cm" svg:x="31.27cm" svg:y="79.995cm">
          <draw:text-box>
            <text:p><text:span text:style-name="T1">core-api</text:span></text:p>
          </draw:text-box>
        </draw:frame>
        <draw:frame draw:style-name="gr2" draw:text-style-name="P1" xml:id="id46" draw:id="id46" draw:layer="layout" svg:width="9.897cm" svg:height="2.359cm" svg:x="26.77cm" svg:y="59.214cm">
          <draw:text-box>
            <text:p><text:span text:style-name="T1">core-utils</text:span></text:p>
          </draw:text-box>
        </draw:frame>
        <draw:frame draw:style-name="gr3" draw:text-style-name="P1" draw:layer="layout" svg:width="13.188cm" svg:height="2cm" svg:x="6.868cm" svg:y="6.488cm">
          <draw:text-box>
            <text:p><text:span text:style-name="T1">core-cocoon</text:span></text:p>
          </draw:text-box>
        </draw:frame>
        <draw:connector draw:style-name="gr4" draw:text-style-name="P2" draw:layer="layout" draw:type="line" svg:x1="31.718cm" svg:y1="61.573cm" svg:x2="35.019cm" svg:y2="79.995cm" draw:start-shape="id46" draw:start-glue-point="2" draw:end-shape="id47" draw:end-glue-point="0" svg:d="m31718 61573 3301 18422">
          <text:p/>
        </draw:connector>
        <draw:frame draw:style-name="gr5" draw:text-style-name="P1" xml:id="id60" draw:id="id60" draw:layer="layout" svg:width="10.987cm" svg:height="2.493cm" svg:x="8.77cm" svg:y="53.714cm">
          <draw:text-box>
            <text:p><text:span text:style-name="T1">core-cache</text:span></text:p>
          </draw:text-box>
        </draw:frame>
        <draw:frame draw:style-name="gr6" draw:text-style-name="P1" xml:id="id72" draw:id="id72" draw:layer="layout" svg:width="13.877cm" svg:height="2.54cm" svg:x="48.893cm" svg:y="76cm">
          <draw:text-box>
            <text:p><text:span text:style-name="T1">core-observation</text:span></text:p>
          </draw:text-box>
        </draw:frame>
        <draw:frame draw:style-name="gr7" draw:text-style-name="P1" xml:id="id48" draw:id="id48" draw:layer="layout" svg:width="14.999cm" svg:height="2.499cm" svg:x="68.77cm" svg:y="72.501cm">
          <draw:text-box>
            <text:p><text:span text:style-name="T1">core-repository-api</text:span></text:p>
          </draw:text-box>
        </draw:frame>
        <draw:frame draw:style-name="gr3" draw:text-style-name="P1" xml:id="id58" draw:id="id58" draw:layer="layout" svg:width="15.508cm" svg:height="2cm" svg:x="59.262cm" svg:y="63.5cm">
          <draw:text-box>
            <text:p><text:span text:style-name="T1">Core-publication-api</text:span></text:p>
          </draw:text-box>
        </draw:frame>
        <draw:frame draw:style-name="gr8" draw:text-style-name="P1" xml:id="id59" draw:id="id59" draw:layer="layout" svg:width="9.065cm" svg:height="3.088cm" svg:x="15.77cm" svg:y="46.412cm">
          <draw:text-box>
            <text:p><text:span text:style-name="T1">core-ac</text:span></text:p>
          </draw:text-box>
        </draw:frame>
        <draw:frame draw:style-name="gr7" draw:text-style-name="P1" xml:id="id51" draw:id="id51" draw:layer="layout" svg:width="13.999cm" svg:height="2.499cm" svg:x="78.27cm" svg:y="80cm">
          <draw:text-box>
            <text:p><text:span text:style-name="T1">core-metadata-api</text:span></text:p>
          </draw:text-box>
        </draw:frame>
        <draw:frame draw:style-name="gr7" draw:text-style-name="P1" xml:id="id50" draw:id="id50" draw:layer="layout" svg:width="14.999cm" svg:height="2.499cm" svg:x="97.27cm" svg:y="72.5cm">
          <draw:text-box>
            <text:p><text:span text:style-name="T1">core-document-api</text:span></text:p>
          </draw:text-box>
        </draw:frame>
        <draw:frame draw:style-name="gr9" draw:text-style-name="P1" xml:id="id56" draw:id="id56" draw:layer="layout" svg:width="15.999cm" svg:height="1.945cm" svg:x="36.27cm" svg:y="19.214cm">
          <draw:text-box>
            <text:p><text:span text:style-name="T1">core-sitemanagement</text:span></text:p>
          </draw:text-box>
        </draw:frame>
        <draw:frame draw:style-name="gr7" draw:text-style-name="P1" xml:id="id49" draw:id="id49" draw:layer="layout" svg:width="15.5cm" svg:height="2.499cm" svg:x="52.27cm" svg:y="80.499cm">
          <draw:text-box>
            <text:p><text:span text:style-name="T1">core-transaction-api</text:span></text:p>
          </draw:text-box>
        </draw:frame>
        <draw:connector draw:style-name="gr4" draw:text-style-name="P2" draw:layer="layout" draw:type="line" svg:x1="76.269cm" svg:y1="75cm" svg:x2="60.02cm" svg:y2="80.499cm" draw:start-shape="id48" draw:start-glue-point="2" draw:end-shape="id49" draw:end-glue-point="0" svg:d="m76269 75000-16249 5499">
          <text:p/>
        </draw:connector>
        <draw:frame draw:style-name="gr10" draw:text-style-name="P1" xml:id="id52" draw:id="id52" draw:layer="layout" svg:width="13.188cm" svg:height="2.589cm" svg:x="68.581cm" svg:y="8.625cm">
          <draw:text-box>
            <text:p><text:span text:style-name="T1">core-workflow</text:span></text:p>
          </draw:text-box>
        </draw:frame>
        <draw:connector draw:style-name="gr4" draw:text-style-name="P2" draw:layer="layout" draw:type="line" svg:x1="104.769cm" svg:y1="74.999cm" svg:x2="85.269cm" svg:y2="80cm" draw:start-shape="id50" draw:start-glue-point="2" draw:end-shape="id51" draw:end-glue-point="0" svg:d="m104769 74999-19500 5001">
          <text:p/>
        </draw:connector>
        <draw:frame draw:style-name="gr2" draw:text-style-name="P1" xml:id="id53" draw:id="id53" draw:layer="layout" svg:width="13.999cm" svg:height="2.359cm" svg:x="57.27cm" svg:y="17.854cm">
          <draw:text-box>
            <text:p><text:span text:style-name="T1">module-notification</text:span></text:p>
          </draw:text-box>
        </draw:frame>
        <draw:connector draw:style-name="gr4" draw:text-style-name="P2" draw:layer="layout" draw:type="line" svg:x1="75.175cm" svg:y1="11.214cm" svg:x2="64.269cm" svg:y2="17.854cm" draw:start-shape="id52" draw:start-glue-point="2" draw:end-shape="id53" draw:end-glue-point="0" svg:d="m75175 11214-10906 6640">
          <text:p/>
        </draw:connector>
        <draw:connector draw:style-name="gr4" draw:text-style-name="P2" draw:layer="layout" draw:type="line" svg:x1="64.269cm" svg:y1="20.213cm" svg:x2="35.019cm" svg:y2="79.995cm" draw:start-shape="id53" draw:start-glue-point="2" draw:end-shape="id47" draw:end-glue-point="0" svg:d="m64269 20213-29250 59782">
          <text:p/>
        </draw:connector>
        <draw:frame draw:style-name="gr6" draw:text-style-name="P1" xml:id="id54" draw:id="id54" draw:layer="layout" svg:width="11.499cm" svg:height="2.54cm" svg:x="65.27cm" svg:y="38.713cm">
          <draw:text-box>
            <text:p><text:span text:style-name="T1">core-usecase</text:span></text:p>
          </draw:text-box>
        </draw:frame>
        <draw:connector draw:style-name="gr4" draw:text-style-name="P2" draw:layer="layout" draw:type="line" svg:x1="64.269cm" svg:y1="20.213cm" svg:x2="71.019cm" svg:y2="38.713cm" draw:start-shape="id53" draw:start-glue-point="2" draw:end-shape="id54" draw:end-glue-point="0" svg:d="m64269 20213 6750 18500">
          <text:p/>
        </draw:connector>
        <draw:frame draw:style-name="gr2" draw:text-style-name="P1" xml:id="id55" draw:id="id55" draw:layer="layout" svg:width="12.499cm" svg:height="2.359cm" svg:x="20.77cm" svg:y="11.254cm">
          <draw:text-box>
            <text:p><text:span text:style-name="T1">module-sitetree</text:span></text:p>
          </draw:text-box>
        </draw:frame>
        <draw:connector draw:style-name="gr4" draw:text-style-name="P2" draw:layer="layout" draw:type="line" svg:x1="75.175cm" svg:y1="11.214cm" svg:x2="27.019cm" svg:y2="11.254cm" draw:start-shape="id52" draw:start-glue-point="2" draw:end-shape="id55" draw:end-glue-point="0" svg:d="m75175 11214-48156 40">
          <text:p/>
        </draw:connector>
        <draw:connector draw:style-name="gr4" draw:text-style-name="P2" draw:layer="layout" draw:type="line" svg:x1="27.019cm" svg:y1="13.613cm" svg:x2="44.269cm" svg:y2="19.214cm" draw:start-shape="id55" draw:start-glue-point="2" draw:end-shape="id56" draw:end-glue-point="0" svg:d="m27019 13613 17250 5601">
          <text:p/>
        </draw:connector>
        <draw:connector draw:style-name="gr4" draw:text-style-name="P2" draw:layer="layout" draw:type="line" svg:x1="44.269cm" svg:y1="21.159cm" svg:x2="35.019cm" svg:y2="79.995cm" draw:start-shape="id56" draw:start-glue-point="2" draw:end-shape="id47" draw:end-glue-point="0" svg:d="m44269 21159-9250 58836">
          <text:p/>
        </draw:connector>
        <draw:connector draw:style-name="gr4" draw:text-style-name="P2" draw:layer="layout" draw:type="line" svg:x1="44.269cm" svg:y1="21.159cm" svg:x2="71.019cm" svg:y2="38.713cm" draw:start-shape="id56" draw:start-glue-point="2" draw:end-shape="id54" draw:end-glue-point="0" svg:d="m44269 21159 26750 17554">
          <text:p/>
        </draw:connector>
        <draw:frame draw:style-name="gr6" draw:text-style-name="P1" xml:id="id57" draw:id="id57" draw:layer="layout" svg:width="11.499cm" svg:height="2.54cm" svg:x="26.27cm" svg:y="34.173cm">
          <draw:text-box>
            <text:p><text:span text:style-name="T1">core-monitoring</text:span></text:p>
          </draw:text-box>
        </draw:frame>
        <draw:connector draw:style-name="gr4" draw:text-style-name="P2" draw:layer="layout" draw:type="line" svg:x1="44.269cm" svg:y1="21.159cm" svg:x2="32.019cm" svg:y2="34.173cm" draw:start-shape="id56" draw:start-glue-point="2" draw:end-shape="id57" draw:end-glue-point="0" svg:d="m44269 21159-12250 13014">
          <text:p/>
        </draw:connector>
        <draw:connector draw:style-name="gr4" draw:text-style-name="P2" draw:layer="layout" draw:type="line" svg:x1="44.269cm" svg:y1="21.159cm" svg:x2="67.016cm" svg:y2="63.5cm" draw:start-shape="id56" draw:start-glue-point="2" draw:end-shape="id58" draw:end-glue-point="0" svg:d="m44269 21159 22747 42341">
          <text:p/>
        </draw:connector>
        <draw:connector draw:style-name="gr4" draw:text-style-name="P2" draw:layer="layout" draw:type="line" svg:x1="67.016cm" svg:y1="65.5cm" svg:x2="104.769cm" svg:y2="72.5cm" draw:start-shape="id58" draw:start-glue-point="2" draw:end-shape="id50" draw:end-glue-point="0" svg:d="m67016 65500 37753 7000">
          <text:p/>
        </draw:connector>
        <draw:connector draw:style-name="gr11" draw:text-style-name="P3" draw:layer="layout" draw:type="line" svg:x1="67.016cm" svg:y1="65.5cm" svg:x2="35.019cm" svg:y2="79.995cm" draw:start-shape="id58" draw:start-glue-point="2" draw:end-shape="id47" draw:end-glue-point="0" svg:d="m67016 65500-31997 14495">
          <text:p/>
        </draw:connector>
        <draw:connector draw:style-name="gr11" draw:text-style-name="P3" draw:layer="layout" draw:type="line" svg:x1="67.016cm" svg:y1="65.5cm" svg:x2="76.269cm" svg:y2="72.501cm" draw:start-shape="id58" draw:start-glue-point="2" draw:end-shape="id48" draw:end-glue-point="0" svg:d="m67016 65500 9253 7001">
          <text:p/>
        </draw:connector>
        <draw:connector draw:style-name="gr11" draw:text-style-name="P3" draw:layer="layout" draw:type="line" svg:x1="67.016cm" svg:y1="65.5cm" svg:x2="60.02cm" svg:y2="80.499cm" draw:start-shape="id58" draw:start-glue-point="2" draw:end-shape="id49" draw:end-glue-point="0" svg:d="m67016 65500-6996 14999">
          <text:p/>
        </draw:connector>
        <draw:connector draw:style-name="gr11" draw:text-style-name="P3" draw:layer="layout" draw:type="line" svg:x1="104.769cm" svg:y1="74.999cm" svg:x2="35.019cm" svg:y2="79.995cm" draw:start-shape="id50" draw:start-glue-point="2" draw:end-shape="id47" draw:end-glue-point="0" svg:d="m104769 74999-69750 4996">
          <text:p/>
        </draw:connector>
        <draw:connector draw:style-name="gr11" draw:text-style-name="P3" draw:layer="layout" draw:type="line" svg:x1="76.269cm" svg:y1="75cm" svg:x2="85.269cm" svg:y2="80cm" draw:start-shape="id48" draw:start-glue-point="2" draw:end-shape="id51" draw:end-glue-point="0" svg:d="m76269 75000 9000 5000">
          <text:p/>
        </draw:connector>
        <draw:connector draw:style-name="gr11" draw:text-style-name="P3" draw:layer="layout" draw:type="line" svg:x1="20.302cm" svg:y1="49.5cm" svg:x2="14.263cm" svg:y2="53.714cm" draw:start-shape="id59" draw:start-glue-point="2" draw:end-shape="id60" draw:end-glue-point="0" svg:d="m20302 49500-6039 4214">
          <text:p/>
        </draw:connector>
        <draw:connector draw:style-name="gr11" draw:text-style-name="P3" draw:layer="layout" draw:type="line" svg:x1="20.302cm" svg:y1="49.5cm" svg:x2="67.016cm" svg:y2="63.5cm" draw:start-shape="id59" draw:start-glue-point="2" draw:end-shape="id58" draw:end-glue-point="0" svg:d="m20302 49500 46714 14000">
          <text:p/>
        </draw:connector>
        <draw:connector draw:style-name="gr11" draw:text-style-name="P3" draw:layer="layout" draw:type="line" svg:x1="20.302cm" svg:y1="49.5cm" svg:x2="76.269cm" svg:y2="72.501cm" draw:start-shape="id59" draw:start-glue-point="2" draw:end-shape="id48" draw:end-glue-point="0" svg:d="m20302 49500 55967 23001">
          <text:p/>
        </draw:connector>
        <draw:frame draw:style-name="gr10" draw:text-style-name="P1" xml:id="id61" draw:id="id61" draw:layer="layout" svg:width="9.065cm" svg:height="2.589cm" svg:x="71.204cm" svg:y="53.125cm">
          <draw:text-box>
            <text:p><text:span text:style-name="T1">core-linking</text:span></text:p>
          </draw:text-box>
        </draw:frame>
        <draw:connector draw:style-name="gr11" draw:text-style-name="P3" draw:layer="layout" draw:type="line" svg:x1="75.736cm" svg:y1="55.714cm" svg:x2="67.016cm" svg:y2="63.5cm" draw:start-shape="id61" draw:start-glue-point="2" draw:end-shape="id58" draw:end-glue-point="0" svg:d="m75736 55714-8720 7786">
          <text:p/>
        </draw:connector>
        <draw:connector draw:style-name="gr11" draw:text-style-name="P3" draw:layer="layout" draw:type="line" svg:x1="20.302cm" svg:y1="49.5cm" svg:x2="75.736cm" svg:y2="53.125cm" draw:start-shape="id59" draw:start-glue-point="2" draw:end-shape="id61" draw:end-glue-point="0" svg:d="m20302 49500 55434 3625">
          <text:p/>
        </draw:connector>
        <draw:connector draw:style-name="gr11" draw:text-style-name="P3" draw:layer="layout" draw:type="line" svg:x1="75.736cm" svg:y1="55.714cm" svg:x2="35.019cm" svg:y2="79.995cm" draw:start-shape="id61" draw:start-glue-point="2" draw:end-shape="id47" draw:end-glue-point="0" svg:d="m75736 55714-40717 24281">
          <text:p/>
        </draw:connector>
        <draw:connector draw:style-name="gr11" draw:text-style-name="P3" draw:layer="layout" draw:type="line" svg:x1="75.736cm" svg:y1="55.714cm" svg:x2="104.769cm" svg:y2="72.5cm" draw:start-shape="id61" draw:start-glue-point="2" draw:end-shape="id50" draw:end-glue-point="0" svg:d="m75736 55714 29033 16786">
          <text:p/>
        </draw:connector>
        <draw:frame draw:style-name="gr7" draw:text-style-name="P1" xml:id="id62" draw:id="id62" draw:layer="layout" svg:width="8.499cm" svg:height="2.499cm" svg:x="16.27cm" svg:y="72.213cm">
          <draw:text-box>
            <text:p><text:span text:style-name="T1">Core-impl</text:span></text:p>
          </draw:text-box>
        </draw:frame>
        <draw:connector draw:style-name="gr11" draw:text-style-name="P3" draw:layer="layout" draw:type="line" svg:x1="31.718cm" svg:y1="61.573cm" svg:x2="67.016cm" svg:y2="63.5cm" draw:start-shape="id46" draw:start-glue-point="2" draw:end-shape="id58" draw:end-glue-point="0" svg:d="m31718 61573 35298 1927">
          <text:p/>
        </draw:connector>
        <draw:connector draw:style-name="gr11" draw:text-style-name="P3" draw:layer="layout" draw:type="line" svg:x1="20.519cm" svg:y1="74.712cm" svg:x2="35.019cm" svg:y2="79.995cm" draw:start-shape="id62" draw:start-glue-point="2" draw:end-shape="id47" draw:end-glue-point="0" svg:d="m20519 74712 14500 5283">
          <text:p/>
        </draw:connector>
        <draw:connector draw:style-name="gr11" draw:text-style-name="P3" draw:layer="layout" draw:type="line" svg:x1="75.736cm" svg:y1="55.714cm" svg:x2="31.718cm" svg:y2="59.214cm" draw:start-shape="id61" draw:start-glue-point="2" draw:end-shape="id46" draw:end-glue-point="0" svg:d="m75736 55714-44018 3500">
          <text:p/>
        </draw:connector>
        <draw:frame draw:style-name="gr1" draw:text-style-name="P1" xml:id="id63" draw:id="id63" draw:layer="layout" svg:width="8.499cm" svg:height="2.905cm" svg:x="81.27cm" svg:y="63.213cm">
          <draw:text-box>
            <text:p><text:span text:style-name="T1">core-proxy</text:span></text:p>
          </draw:text-box>
        </draw:frame>
        <draw:connector draw:style-name="gr11" draw:text-style-name="P3" draw:layer="layout" draw:type="line" svg:x1="67.016cm" svg:y1="65.5cm" svg:x2="85.519cm" svg:y2="63.213cm" draw:start-shape="id58" draw:start-glue-point="2" draw:end-shape="id63" draw:end-glue-point="0" svg:d="m67016 65500 18503-2287">
          <text:p/>
        </draw:connector>
        <draw:connector draw:style-name="gr11" draw:text-style-name="P3" draw:layer="layout" draw:type="line" svg:x1="85.519cm" svg:y1="66.118cm" svg:x2="104.769cm" svg:y2="72.5cm" draw:start-shape="id63" draw:start-glue-point="2" draw:end-shape="id50" draw:end-glue-point="0" svg:d="m85519 66118 19250 6382">
          <text:p/>
        </draw:connector>
        <draw:connector draw:style-name="gr11" draw:text-style-name="P3" draw:layer="layout" draw:type="line" svg:x1="75.736cm" svg:y1="55.714cm" svg:x2="85.519cm" svg:y2="63.213cm" draw:start-shape="id61" draw:start-glue-point="2" draw:end-shape="id63" draw:end-glue-point="0" svg:d="m75736 55714 9783 7499">
          <text:p/>
        </draw:connector>
        <draw:line draw:style-name="gr12" draw:text-style-name="P3" draw:layer="layout" svg:x1="9.77cm" svg:y1="28.214cm" svg:x2="114.77cm" svg:y2="28.214cm">
          <text:p/>
        </draw:line>
        <draw:connector draw:style-name="gr11" draw:text-style-name="P3" draw:layer="layout" draw:type="line" svg:x1="14.263cm" svg:y1="56.207cm" svg:x2="20.519cm" svg:y2="72.213cm" draw:start-shape="id60" draw:start-glue-point="2" draw:end-shape="id62" draw:end-glue-point="0" svg:d="m14263 56207 6256 16006">
          <text:p/>
        </draw:connector>
        <draw:connector draw:style-name="gr11" draw:text-style-name="P3" draw:layer="layout" draw:type="line" svg:x1="20.302cm" svg:y1="49.5cm" svg:x2="35.019cm" svg:y2="79.995cm" draw:start-shape="id59" draw:start-glue-point="2" draw:end-shape="id47" draw:end-glue-point="0" svg:d="m20302 49500 14717 30495">
          <text:p/>
        </draw:connector>
        <draw:connector draw:style-name="gr11" draw:text-style-name="P3" draw:layer="layout" draw:type="line" svg:x1="20.302cm" svg:y1="49.5cm" svg:x2="31.718cm" svg:y2="59.214cm" draw:start-shape="id59" draw:start-glue-point="2" draw:end-shape="id46" draw:end-glue-point="0" svg:d="m20302 49500 11416 9714">
          <text:p/>
        </draw:connector>
        <draw:connector draw:style-name="gr11" draw:text-style-name="P3" draw:layer="layout" draw:type="line" svg:x1="20.302cm" svg:y1="49.5cm" svg:x2="85.519cm" svg:y2="63.213cm" draw:start-shape="id59" draw:start-glue-point="2" draw:end-shape="id63" draw:end-glue-point="0" svg:d="m20302 49500 65217 13713">
          <text:p/>
        </draw:connector>
        <draw:connector draw:style-name="gr11" draw:text-style-name="P3" draw:layer="layout" draw:type="line" svg:x1="71.019cm" svg:y1="41.253cm" svg:x2="35.019cm" svg:y2="79.995cm" draw:start-shape="id54" draw:start-glue-point="2" draw:end-shape="id47" draw:end-glue-point="0" svg:d="m71019 41253-36000 38742">
          <text:p/>
        </draw:connector>
        <draw:connector draw:style-name="gr11" draw:text-style-name="P3" draw:layer="layout" draw:type="line" svg:x1="71.019cm" svg:y1="41.253cm" svg:x2="14.263cm" svg:y2="53.714cm" draw:start-shape="id54" draw:start-glue-point="2" draw:end-shape="id60" draw:end-glue-point="0" svg:d="m71019 41253-56756 12461">
          <text:p/>
        </draw:connector>
        <draw:connector draw:style-name="gr11" draw:text-style-name="P3" draw:layer="layout" draw:type="line" svg:x1="71.019cm" svg:y1="41.253cm" svg:x2="31.718cm" svg:y2="59.214cm" draw:start-shape="id54" draw:start-glue-point="2" draw:end-shape="id46" draw:end-glue-point="0" svg:d="m71019 41253-39301 17961">
          <text:p/>
        </draw:connector>
        <draw:connector draw:style-name="gr11" draw:text-style-name="P3" draw:layer="layout" draw:type="line" svg:x1="71.019cm" svg:y1="41.253cm" svg:x2="20.302cm" svg:y2="46.412cm" draw:start-shape="id54" draw:start-glue-point="2" draw:end-shape="id59" draw:end-glue-point="0" svg:d="m71019 41253-50717 5159">
          <text:p/>
        </draw:connector>
        <draw:frame draw:style-name="gr7" draw:text-style-name="P1" xml:id="id64" draw:id="id64" draw:layer="layout" svg:width="15.5cm" svg:height="2.499cm" svg:x="88.77cm" svg:y="40.501cm">
          <draw:text-box>
            <text:p><text:span text:style-name="T1">core-transaction-impl</text:span></text:p>
          </draw:text-box>
        </draw:frame>
        <draw:connector draw:style-name="gr11" draw:text-style-name="P3" draw:layer="layout" draw:type="line" svg:x1="96.52cm" svg:y1="43cm" svg:x2="60.02cm" svg:y2="80.499cm" draw:start-shape="id64" draw:start-glue-point="2" draw:end-shape="id49" draw:end-glue-point="0" svg:d="m96520 43000-36500 37499">
          <text:p/>
        </draw:connector>
        <draw:connector draw:style-name="gr11" draw:text-style-name="P3" draw:layer="layout" draw:type="line" svg:x1="71.019cm" svg:y1="41.253cm" svg:x2="96.52cm" svg:y2="40.501cm" draw:start-shape="id54" draw:start-glue-point="2" draw:end-shape="id64" draw:end-glue-point="0" svg:d="m71019 41253 25501-752">
          <text:p/>
        </draw:connector>
        <draw:frame draw:style-name="gr5" draw:text-style-name="P1" xml:id="id65" draw:id="id65" draw:layer="layout" svg:width="13.188cm" svg:height="2.493cm" svg:x="73.27cm" svg:y="33.72cm">
          <draw:text-box>
            <text:p><text:span text:style-name="T1">core-acusecase</text:span></text:p>
          </draw:text-box>
        </draw:frame>
        <draw:connector draw:style-name="gr11" draw:text-style-name="P3" draw:layer="layout" draw:type="line" svg:x1="79.864cm" svg:y1="36.213cm" svg:x2="20.302cm" svg:y2="46.412cm" draw:start-shape="id65" draw:start-glue-point="2" draw:end-shape="id59" draw:end-glue-point="0" svg:d="m79864 36213-59562 10199">
          <text:p/>
        </draw:connector>
        <draw:connector draw:style-name="gr11" draw:text-style-name="P3" draw:layer="layout" draw:type="line" svg:x1="79.864cm" svg:y1="36.213cm" svg:x2="35.019cm" svg:y2="79.995cm" draw:start-shape="id65" draw:start-glue-point="2" draw:end-shape="id47" draw:end-glue-point="0" svg:d="m79864 36213-44845 43782">
          <text:p/>
        </draw:connector>
        <draw:connector draw:style-name="gr11" draw:text-style-name="P3" draw:layer="layout" draw:type="line" svg:x1="79.864cm" svg:y1="36.213cm" svg:x2="71.019cm" svg:y2="38.713cm" draw:start-shape="id65" draw:start-glue-point="2" draw:end-shape="id54" draw:end-glue-point="0" svg:d="m79864 36213-8845 2500">
          <text:p/>
        </draw:connector>
        <draw:frame draw:style-name="gr5" draw:text-style-name="P1" xml:id="id66" draw:id="id66" draw:layer="layout" svg:width="14.999cm" svg:height="2.493cm" svg:x="75.27cm" svg:y="28.514cm">
          <draw:text-box>
            <text:p><text:span text:style-name="T1">Core-administration</text:span></text:p>
          </draw:text-box>
        </draw:frame>
        <draw:connector draw:style-name="gr11" draw:text-style-name="P3" draw:layer="layout" draw:type="line" svg:x1="82.769cm" svg:y1="31.007cm" svg:x2="79.864cm" svg:y2="33.72cm" draw:start-shape="id66" draw:start-glue-point="2" draw:end-shape="id65" draw:end-glue-point="0" svg:d="m82769 31007-2905 2713">
          <text:p/>
        </draw:connector>
        <draw:connector draw:style-name="gr11" draw:text-style-name="P3" draw:layer="layout" draw:type="line" svg:x1="82.769cm" svg:y1="31.007cm" svg:x2="71.019cm" svg:y2="38.713cm" draw:start-shape="id66" draw:start-glue-point="2" draw:end-shape="id54" draw:end-glue-point="0" svg:d="m82769 31007-11750 7706">
          <text:p/>
        </draw:connector>
        <draw:connector draw:style-name="gr11" draw:text-style-name="P3" draw:layer="layout" draw:type="line" svg:x1="82.769cm" svg:y1="31.007cm" svg:x2="20.302cm" svg:y2="46.412cm" draw:start-shape="id66" draw:start-glue-point="2" draw:end-shape="id59" draw:end-glue-point="0" svg:d="m82769 31007-62467 15405">
          <text:p/>
        </draw:connector>
        <draw:frame draw:style-name="gr3" draw:text-style-name="P1" xml:id="id67" draw:id="id67" draw:layer="layout" svg:width="8.689cm" svg:height="2cm" svg:x="87.27cm" svg:y="33.214cm">
          <draw:text-box>
            <text:p><text:span text:style-name="T1">core-ldap</text:span></text:p>
          </draw:text-box>
        </draw:frame>
        <draw:connector draw:style-name="gr11" draw:text-style-name="P3" draw:layer="layout" draw:type="line" svg:x1="82.769cm" svg:y1="31.007cm" svg:x2="91.614cm" svg:y2="33.214cm" draw:start-shape="id66" draw:start-glue-point="2" draw:end-shape="id67" draw:end-glue-point="0" svg:d="m82769 31007 8845 2207">
          <text:p/>
        </draw:connector>
        <draw:connector draw:style-name="gr11" draw:text-style-name="P3" draw:layer="layout" draw:type="line" svg:x1="82.769cm" svg:y1="31.007cm" svg:x2="75.736cm" svg:y2="53.125cm" draw:start-shape="id66" draw:start-glue-point="2" draw:end-shape="id61" draw:end-glue-point="0" svg:d="m82769 31007-7033 22118">
          <text:p/>
        </draw:connector>
        <draw:connector draw:style-name="gr11" draw:text-style-name="P3" draw:layer="layout" draw:type="line" svg:x1="82.769cm" svg:y1="31.007cm" svg:x2="32.019cm" svg:y2="34.173cm" draw:start-shape="id66" draw:start-glue-point="2" draw:end-shape="id57" draw:end-glue-point="0" svg:d="m82769 31007-50750 3166">
          <text:p/>
        </draw:connector>
        <draw:frame draw:style-name="gr3" draw:text-style-name="P1" xml:id="id68" draw:id="id68" draw:layer="layout" svg:width="13.188cm" svg:height="2cm" svg:x="79.381cm" svg:y="8.214cm">
          <draw:text-box>
            <text:p><text:span text:style-name="T1">core-janitor</text:span></text:p>
          </draw:text-box>
        </draw:frame>
        <draw:connector draw:style-name="gr11" draw:text-style-name="P3" draw:layer="layout" draw:type="line" svg:x1="85.975cm" svg:y1="10.214cm" svg:x2="35.019cm" svg:y2="79.995cm" draw:start-shape="id68" draw:start-glue-point="2" draw:end-shape="id47" draw:end-glue-point="0" svg:d="m85975 10214-50956 69781">
          <text:p/>
        </draw:connector>
        <draw:connector draw:style-name="gr11" draw:text-style-name="P3" draw:layer="layout" draw:type="line" svg:x1="85.975cm" svg:y1="10.214cm" svg:x2="76.269cm" svg:y2="72.501cm" draw:start-shape="id68" draw:start-glue-point="2" draw:end-shape="id48" draw:end-glue-point="0" svg:d="m85975 10214-9706 62287">
          <text:p/>
        </draw:connector>
        <draw:frame draw:style-name="gr7" draw:text-style-name="P1" xml:id="id69" draw:id="id69" draw:layer="layout" svg:width="14.999cm" svg:height="2.499cm" svg:x="82.27cm" svg:y="17cm">
          <draw:text-box>
            <text:p><text:span text:style-name="T1">core-repository-impl</text:span></text:p>
          </draw:text-box>
        </draw:frame>
        <draw:connector draw:style-name="gr11" draw:text-style-name="P3" draw:layer="layout" draw:type="line" svg:x1="85.975cm" svg:y1="10.214cm" svg:x2="89.769cm" svg:y2="17cm" draw:start-shape="id68" draw:start-glue-point="2" draw:end-shape="id69" draw:end-glue-point="0" svg:d="m85975 10214 3794 6786">
          <text:p/>
        </draw:connector>
        <draw:connector draw:style-name="gr11" draw:text-style-name="P3" draw:layer="layout" draw:type="line" svg:x1="85.975cm" svg:y1="10.214cm" svg:x2="67.016cm" svg:y2="63.5cm" draw:start-shape="id68" draw:start-glue-point="2" draw:end-shape="id58" draw:end-glue-point="0" svg:d="m85975 10214-18959 53286">
          <text:p/>
        </draw:connector>
        <draw:connector draw:style-name="gr11" draw:text-style-name="P3" draw:layer="layout" draw:type="line" svg:x1="85.975cm" svg:y1="10.214cm" svg:x2="103.508cm" svg:y2="22.4cm" draw:start-shape="id68" draw:start-glue-point="2" svg:d="m85975 10214 17533 12186">
          <text:p/>
        </draw:connector>
        <draw:connector draw:style-name="gr11" draw:text-style-name="P3" draw:layer="layout" draw:type="line" svg:x1="85.975cm" svg:y1="10.214cm" svg:x2="104.769cm" svg:y2="72.5cm" draw:start-shape="id68" draw:start-glue-point="2" draw:end-shape="id50" draw:end-glue-point="0" svg:d="m85975 10214 18794 62286">
          <text:p/>
        </draw:connector>
        <draw:connector draw:style-name="gr11" draw:text-style-name="P3" draw:layer="layout" draw:type="line" svg:x1="85.975cm" svg:y1="10.214cm" svg:x2="31.718cm" svg:y2="59.214cm" draw:start-shape="id68" draw:start-glue-point="2" draw:end-shape="id46" draw:end-glue-point="0" svg:d="m85975 10214-54257 49000">
          <text:p/>
        </draw:connector>
        <draw:connector draw:style-name="gr11" draw:text-style-name="P3" draw:layer="layout" draw:type="line" svg:x1="89.769cm" svg:y1="19.499cm" svg:x2="76.269cm" svg:y2="72.501cm" draw:start-shape="id69" draw:start-glue-point="2" draw:end-shape="id48" draw:end-glue-point="0" svg:d="m89769 19499-13500 53002">
          <text:p/>
        </draw:connector>
        <draw:frame draw:style-name="gr7" draw:text-style-name="P1" xml:id="id70" draw:id="id70" draw:layer="layout" svg:width="10.999cm" svg:height="2.499cm" svg:x="16.77cm" svg:y="79.499cm">
          <draw:text-box>
            <text:p><text:span text:style-name="T1">core-identity</text:span></text:p>
          </draw:text-box>
        </draw:frame>
        <draw:connector draw:style-name="gr11" draw:text-style-name="P3" draw:layer="layout" draw:type="line" svg:x1="20.302cm" svg:y1="49.5cm" svg:x2="22.269cm" svg:y2="79.499cm" draw:start-shape="id59" draw:start-glue-point="2" draw:end-shape="id70" draw:end-glue-point="0" svg:d="m20302 49500 1967 29999">
          <text:p/>
        </draw:connector>
        <draw:connector draw:style-name="gr11" draw:text-style-name="P3" draw:layer="layout" draw:type="line" svg:x1="96.52cm" svg:y1="43cm" svg:x2="22.269cm" svg:y2="79.499cm" draw:start-shape="id64" draw:start-glue-point="2" draw:end-shape="id70" draw:end-glue-point="0" svg:d="m96520 43000-74251 36499">
          <text:p/>
        </draw:connector>
        <draw:connector draw:style-name="gr11" draw:text-style-name="P3" draw:layer="layout" draw:type="line" svg:x1="111.036cm" svg:y1="23.5cm" svg:x2="55.831cm" svg:y2="76cm" draw:start-shape="id71" draw:start-glue-point="2" draw:end-shape="id72" draw:end-glue-point="0" svg:d="m111036 23500-55205 52500">
          <text:p/>
        </draw:connector>
        <draw:frame draw:style-name="gr7" draw:text-style-name="P1" xml:id="id73" draw:id="id73" draw:layer="layout" svg:width="16.5cm" svg:height="2.499cm" svg:x="91.27cm" svg:y="21.501cm">
          <draw:text-box>
            <text:p><text:span text:style-name="T1">core-document-impl</text:span></text:p>
          </draw:text-box>
        </draw:frame>
        <draw:connector draw:style-name="gr11" draw:text-style-name="P3" draw:layer="layout" draw:type="line" svg:x1="99.52cm" svg:y1="24cm" svg:x2="104.769cm" svg:y2="72.5cm" draw:start-shape="id73" draw:start-glue-point="2" draw:end-shape="id50" draw:end-glue-point="0" svg:d="m99520 24000 5249 48500">
          <text:p/>
        </draw:connector>
        <draw:frame draw:style-name="gr3" draw:text-style-name="P1" draw:layer="layout" svg:width="15.86cm" svg:height="2cm" svg:x="104.41cm" svg:y="18.999cm">
          <draw:text-box>
            <text:p><text:span text:style-name="T1">core-metadata-impl</text:span></text:p>
          </draw:text-box>
        </draw:frame>
        <draw:connector draw:style-name="gr11" draw:text-style-name="P3" draw:layer="layout" draw:type="line" svg:x1="44.269cm" svg:y1="21.159cm" svg:x2="104.769cm" svg:y2="72.5cm" draw:start-shape="id56" draw:start-glue-point="2" draw:end-shape="id50" draw:end-glue-point="0" svg:d="m44269 21159 60500 51341">
          <text:p/>
        </draw:connector>
        <draw:frame draw:style-name="gr3" draw:text-style-name="P1" draw:layer="layout" svg:width="13.188cm" svg:height="3.639cm" svg:x="10.474cm" svg:y="22.912cm">
          <draw:text-box>
            <text:p><text:span text:style-name="T1">core-sourcerepository</text:span></text:p>
          </draw:text-box>
        </draw:frame>
        <draw:frame draw:style-name="gr3" draw:text-style-name="P1" xml:id="id74" draw:id="id74" draw:layer="layout" svg:width="13.188cm" svg:height="2cm" svg:x="102.77cm" svg:y="46cm">
          <draw:text-box>
            <text:p><text:span text:style-name="T1">core-session-api</text:span></text:p>
          </draw:text-box>
        </draw:frame>
        <draw:connector draw:style-name="gr11" draw:text-style-name="P3" draw:layer="layout" draw:type="line" svg:x1="109.364cm" svg:y1="48cm" svg:x2="60.02cm" svg:y2="80.499cm" draw:start-shape="id74" draw:start-glue-point="2" draw:end-shape="id49" draw:end-glue-point="0" svg:d="m109364 48000-49344 32499">
          <text:p/>
        </draw:connector>
        <draw:frame draw:style-name="gr3" draw:text-style-name="P1" xml:id="id71" draw:id="id71" draw:layer="layout" svg:width="13.188cm" svg:height="2cm" svg:x="104.442cm" svg:y="21.5cm">
          <draw:text-box>
            <text:p><text:span text:style-name="T1">core-session-impl</text:span></text:p>
          </draw:text-box>
        </draw:frame>
        <draw:connector draw:style-name="gr11" draw:text-style-name="P3" draw:layer="layout" draw:type="line" svg:x1="111.036cm" svg:y1="23.5cm" svg:x2="96.52cm" svg:y2="40.501cm" draw:start-shape="id71" draw:start-glue-point="2" draw:end-shape="id64" draw:end-glue-point="0" svg:d="m111036 23500-14516 17001">
          <text:p/>
        </draw:connector>
        <draw:connector draw:style-name="gr11" draw:text-style-name="P3" draw:layer="layout" draw:type="line" svg:x1="111.036cm" svg:y1="23.5cm" svg:x2="109.364cm" svg:y2="46cm" draw:start-shape="id71" draw:start-glue-point="2" draw:end-shape="id74" draw:end-glue-point="0" svg:d="m111036 23500-1672 22500">
          <text:p/>
        </draw:connector>
        <draw:frame draw:style-name="gr6" draw:text-style-name="P1" xml:id="id75" draw:id="id75" draw:layer="layout" svg:width="13.877cm" svg:height="2.54cm" svg:x="101.393cm" svg:y="35.96cm">
          <draw:text-box>
            <text:p><text:span text:style-name="T1">core-identity</text:span></text:p>
          </draw:text-box>
        </draw:frame>
        <draw:connector draw:style-name="gr11" draw:text-style-name="P3" draw:layer="layout" draw:type="line" svg:x1="111.036cm" svg:y1="23.5cm" svg:x2="108.331cm" svg:y2="35.96cm" draw:start-shape="id71" draw:start-glue-point="2" draw:end-shape="id75" draw:end-glue-point="0" svg:d="m111036 23500-2705 12460">
          <text:p/>
        </draw:connector>
        <draw:frame draw:style-name="gr7" draw:text-style-name="P4" draw:layer="layout" svg:width="15.999cm" svg:height="7.027cm" svg:x="101.27cm" svg:y="60cm">
          <draw:text-box>
            <text:p><text:span text:style-name="T2">A Mettre a jour par</text:span></text:p>
            <text:p><text:span text:style-name="T2">Rapport à la nouvelle </text:span></text:p>
            <text:p><text:span text:style-name="T2">Position du Document</text:span></text:p>
          </draw:text-box>
        </draw:frame>
        <draw:connector draw:style-name="gr11" draw:text-style-name="P3" draw:layer="layout" draw:type="line" svg:x1="89.769cm" svg:y1="19.499cm" svg:x2="104.769cm" svg:y2="72.5cm" draw:start-shape="id69" draw:start-glue-point="2" draw:end-shape="id50" draw:end-glue-point="0" svg:d="m89769 19499 15000 53001">
          <text:p/>
        </draw:connector>
        <draw:connector draw:style-name="gr11" draw:text-style-name="P3" draw:layer="layout" draw:type="line" svg:x1="76.269cm" svg:y1="75cm" svg:x2="55.831cm" svg:y2="76cm" draw:start-shape="id48" draw:start-glue-point="2" draw:end-shape="id72" draw:end-glue-point="0" svg:d="m76269 75000-20438 1000">
          <text:p/>
        </draw:connector>
        <draw:frame draw:style-name="gr3" draw:text-style-name="P1" draw:layer="layout" svg:width="13.188cm" svg:height="2cm" svg:x="36.582cm" svg:y="2.5cm">
          <draw:text-box>
            <text:p><text:span text:style-name="T1">Version in trunk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27cm" fo:margin-right="1.27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4.719cm" svg:height="13.706cm" svg:x="7.087cm" svg:y="4.271cm" presentation:class="title" presentation:placeholder="true">
        <draw:text-box/>
      </draw:frame>
      <draw:frame presentation:style-name="Default-outline1" draw:layer="backgroundobjects" svg:width="104.719cm" svg:height="54.186cm" svg:x="7.087cm" svg:y="20.21cm" presentation:class="outline" presentation:placeholder="true">
        <draw:text-box/>
      </draw:frame>
      <draw:frame presentation:style-name="Mpr1" draw:text-style-name="MP1" draw:layer="backgroundobjects" svg:width="27.107cm" svg:height="5.661cm" svg:x="7.088cm" svg:y="75.79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6.882cm" svg:height="5.661cm" svg:x="41.065cm" svg:y="75.79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107cm" svg:height="5.661cm" svg:x="84.7cm" svg:y="75.79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ent André</meta:initial-creator>
    <meta:creation-date>2010-11-11T14:43:44</meta:creation-date>
    <meta:editing-duration>P3DT21H46M16S</meta:editing-duration>
    <meta:editing-cycles>66</meta:editing-cycles>
    <dc:date>2013-05-25T00:34:12</dc:date>
    <meta:generator>OpenOffice.org/3.4.1$Unix OpenOffice.org_project/341m1$Build-9593</meta:generator>
    <meta:document-statistic meta:object-count="279"/>
  </office:meta>
</office:document-meta>
</file>